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45bb3" officeooo:paragraph-rsid="00245bb3"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paragraph-rsid="0115a95a" style:language-complex="ar" style:country-complex="SA"/>
    </style:style>
    <style:style style:name="P11" style:family="paragraph" style:parent-style-name="CellBody">
      <style:paragraph-properties style:snap-to-layout-grid="false"/>
      <style:text-properties fo:language="en" fo:country="US" officeooo:rsid="00245bb3" officeooo:paragraph-rsid="00245bb3" style:language-complex="ar" style:country-complex="SA"/>
    </style:style>
    <style:style style:name="P12" style:family="paragraph" style:parent-style-name="CellBody">
      <style:paragraph-properties style:snap-to-layout-grid="false"/>
      <style:text-properties fo:language="en" fo:country="US" officeooo:rsid="0115a95a" officeooo:paragraph-rsid="0115a95a" style:language-complex="ar" style:country-complex="SA"/>
    </style:style>
    <style:style style:name="P13" style:family="paragraph" style:parent-style-name="CellBody">
      <style:paragraph-properties style:snap-to-layout-grid="false"/>
      <style:text-properties fo:language="en" fo:country="US" officeooo:rsid="01725270" officeooo:paragraph-rsid="01725270" style:language-complex="ar" style:country-complex="SA"/>
    </style:style>
    <style:style style:name="P14" style:family="paragraph" style:parent-style-name="CellBody">
      <style:text-properties fo:language="en" fo:country="US" officeooo:rsid="0115a95a" officeooo:paragraph-rsid="0115a95a"/>
    </style:style>
    <style:style style:name="P15" style:family="paragraph" style:parent-style-name="CellBody">
      <style:text-properties fo:language="en" fo:country="US" officeooo:rsid="01725270" officeooo:paragraph-rsid="01725270"/>
    </style:style>
    <style:style style:name="P16" style:family="paragraph" style:parent-style-name="CellBody">
      <style:text-properties officeooo:rsid="003fd4d8" officeooo:paragraph-rsid="003fd4d8"/>
    </style:style>
    <style:style style:name="P17" style:family="paragraph" style:parent-style-name="Document_20_Title">
      <style:text-properties fo:language="en" fo:country="US" style:language-complex="ar" style:country-complex="SA"/>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20" style:family="paragraph" style:parent-style-name="Standard">
      <style:text-properties style:font-name="Arial" fo:language="en" fo:country="US" officeooo:paragraph-rsid="001b92ce" style:language-complex="ar" style:country-complex="SA"/>
    </style:style>
    <style:style style:name="P21" style:family="paragraph" style:parent-style-name="Standard">
      <style:text-properties style:font-name="Arial" fo:language="en" fo:country="US" officeooo:rsid="001febee" officeooo:paragraph-rsid="001b92ce" style:language-complex="ar" style:country-complex="SA"/>
    </style:style>
    <style:style style:name="P22" style:family="paragraph" style:parent-style-name="Standard">
      <style:text-properties fo:language="en" fo:country="US" style:language-complex="ar" style:country-complex="SA"/>
    </style:style>
    <style:style style:name="P23" style:family="paragraph" style:parent-style-name="Body">
      <style:text-properties officeooo:paragraph-rsid="001b92ce"/>
    </style:style>
    <style:style style:name="P24"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fa11e" officeooo:paragraph-rsid="002fa11e"/>
    </style:style>
    <style:style style:name="P29" style:family="paragraph" style:parent-style-name="Body">
      <style:text-properties officeooo:rsid="0030e555" officeooo:paragraph-rsid="002fa11e"/>
    </style:style>
    <style:style style:name="P30" style:family="paragraph" style:parent-style-name="Body">
      <style:text-properties officeooo:rsid="00b762f4" officeooo:paragraph-rsid="00b762f4"/>
    </style:style>
    <style:style style:name="P31" style:family="paragraph" style:parent-style-name="Body">
      <style:text-properties officeooo:rsid="00b78c27" officeooo:paragraph-rsid="00b78c27"/>
    </style:style>
    <style:style style:name="P32" style:family="paragraph" style:parent-style-name="Body">
      <style:text-properties officeooo:rsid="0094bff6" officeooo:paragraph-rsid="002fa11e"/>
    </style:style>
    <style:style style:name="P33" style:family="paragraph" style:parent-style-name="Body">
      <style:text-properties officeooo:rsid="00bca939" officeooo:paragraph-rsid="00bca939"/>
    </style:style>
    <style:style style:name="P34" style:family="paragraph" style:parent-style-name="Body">
      <style:text-properties officeooo:rsid="00cb5c05" officeooo:paragraph-rsid="00cb5c05"/>
    </style:style>
    <style:style style:name="P35" style:family="paragraph" style:parent-style-name="Body">
      <style:text-properties officeooo:rsid="00336055" officeooo:paragraph-rsid="00e968e3"/>
    </style:style>
    <style:style style:name="P36" style:family="paragraph" style:parent-style-name="Body">
      <style:text-properties officeooo:rsid="00e968e3" officeooo:paragraph-rsid="00e968e3"/>
    </style:style>
    <style:style style:name="P37" style:family="paragraph" style:parent-style-name="Body">
      <style:text-properties officeooo:rsid="01305c81" officeooo:paragraph-rsid="01305c81"/>
    </style:style>
    <style:style style:name="P38" style:family="paragraph" style:parent-style-name="Body">
      <style:text-properties officeooo:rsid="0130dd8f" officeooo:paragraph-rsid="0160aa22"/>
    </style:style>
    <style:style style:name="P39" style:family="paragraph" style:parent-style-name="Heading_20_1">
      <style:text-properties fo:language="en" fo:country="US" style:language-complex="ar" style:country-complex="SA"/>
    </style:style>
    <style:style style:name="P40" style:family="paragraph" style:parent-style-name="Heading_20_1">
      <style:paragraph-properties fo:break-before="page"/>
      <style:text-properties fo:language="en" fo:country="US" style:language-complex="ar" style:country-complex="SA"/>
    </style:style>
    <style:style style:name="P41" style:family="paragraph" style:parent-style-name="Heading_20_2">
      <style:text-properties fo:language="en" fo:country="US" style:language-complex="ar" style:country-complex="SA"/>
    </style:style>
    <style:style style:name="P42" style:family="paragraph" style:parent-style-name="Heading_20_2">
      <style:text-properties fo:language="en" fo:country="US" officeooo:rsid="0021c380" officeooo:paragraph-rsid="001b92ce" style:language-complex="ar" style:country-complex="SA"/>
    </style:style>
    <style:style style:name="P43" style:family="paragraph" style:parent-style-name="Heading_20_2">
      <style:text-properties fo:language="en" fo:country="US" officeooo:rsid="001febee" officeooo:paragraph-rsid="001b92ce" style:language-complex="ar" style:country-complex="SA"/>
    </style:style>
    <style:style style:name="P44" style:family="paragraph" style:parent-style-name="Heading_20_2">
      <style:text-properties fo:language="en" fo:country="US" officeooo:paragraph-rsid="00276083" style:language-complex="ar" style:country-complex="SA"/>
    </style:style>
    <style:style style:name="P45" style:family="paragraph" style:parent-style-name="Heading_20_2">
      <style:text-properties officeooo:rsid="00245bb3" officeooo:paragraph-rsid="00245bb3"/>
    </style:style>
    <style:style style:name="P46" style:family="paragraph" style:parent-style-name="Heading_20_2">
      <style:text-properties officeooo:rsid="002ecb80" officeooo:paragraph-rsid="002ecb80"/>
    </style:style>
    <style:style style:name="P47" style:family="paragraph" style:parent-style-name="Heading_20_2">
      <style:text-properties officeooo:rsid="002fa11e" officeooo:paragraph-rsid="002fa11e"/>
    </style:style>
    <style:style style:name="P48" style:family="paragraph" style:parent-style-name="Heading_20_2">
      <style:text-properties officeooo:paragraph-rsid="00afc7aa"/>
    </style:style>
    <style:style style:name="P4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50" style:family="paragraph" style:parent-style-name="Definition_20_Term">
      <style:text-properties fo:language="en" fo:country="US" style:language-complex="ar" style:country-complex="SA"/>
    </style:style>
    <style:style style:name="P51" style:family="paragraph" style:parent-style-name="Definition_20_Term" style:list-style-name="WW8Num3">
      <style:text-properties fo:language="en" fo:country="US" officeooo:paragraph-rsid="017817f8" style:language-complex="ar" style:country-complex="SA"/>
    </style:style>
    <style:style style:name="P52" style:family="paragraph" style:parent-style-name="Abstract">
      <style:text-properties fo:language="en" fo:country="US" officeooo:rsid="00ad285c" officeooo:paragraph-rsid="017817f8" style:language-complex="ar" style:country-complex="SA"/>
    </style:style>
    <style:style style:name="P53" style:family="paragraph" style:parent-style-name="Body" style:list-style-name="L1">
      <style:text-properties officeooo:rsid="00276083" officeooo:paragraph-rsid="00276083"/>
    </style:style>
    <style:style style:name="P54" style:family="paragraph" style:parent-style-name="Body" style:list-style-name="L1">
      <style:text-properties officeooo:rsid="00253c30" officeooo:paragraph-rsid="00276083"/>
    </style:style>
    <style:style style:name="P55" style:family="paragraph" style:parent-style-name="Body" style:list-style-name="L1">
      <style:text-properties officeooo:rsid="00253c30" officeooo:paragraph-rsid="00253c30"/>
    </style:style>
    <style:style style:name="P56" style:family="paragraph" style:parent-style-name="Body" style:list-style-name="L1">
      <style:text-properties officeooo:rsid="00253c30" officeooo:paragraph-rsid="004e9315"/>
    </style:style>
    <style:style style:name="P57" style:family="paragraph" style:parent-style-name="Body" style:list-style-name="L2">
      <style:text-properties officeooo:rsid="00253c30" officeooo:paragraph-rsid="00253c30"/>
    </style:style>
    <style:style style:name="P58" style:family="paragraph" style:parent-style-name="Body" style:list-style-name="L2">
      <style:text-properties officeooo:rsid="00253c30" officeooo:paragraph-rsid="00276083"/>
    </style:style>
    <style:style style:name="P59" style:family="paragraph" style:parent-style-name="Body" style:list-style-name="L1">
      <style:text-properties officeooo:rsid="002c1e34" officeooo:paragraph-rsid="002c1e34"/>
    </style:style>
    <style:style style:name="P60" style:family="paragraph" style:parent-style-name="Body" style:list-style-name="L1">
      <style:text-properties officeooo:rsid="004cfe04" officeooo:paragraph-rsid="004cfe04"/>
    </style:style>
    <style:style style:name="P61" style:family="paragraph" style:parent-style-name="Body" style:list-style-name="L3">
      <style:text-properties officeooo:rsid="004cfe04" officeooo:paragraph-rsid="0054c5fd"/>
    </style:style>
    <style:style style:name="P62" style:family="paragraph" style:parent-style-name="Body" style:list-style-name="L1">
      <style:text-properties officeooo:rsid="004fce92" officeooo:paragraph-rsid="004fce92"/>
    </style:style>
    <style:style style:name="P63" style:family="paragraph" style:parent-style-name="Body" style:list-style-name="L2">
      <style:text-properties officeooo:paragraph-rsid="00245bb3"/>
    </style:style>
    <style:style style:name="P64" style:family="paragraph" style:parent-style-name="Body" style:list-style-name="L2">
      <style:text-properties officeooo:rsid="00245bb3" officeooo:paragraph-rsid="00245bb3"/>
    </style:style>
    <style:style style:name="P65" style:family="paragraph" style:parent-style-name="Body" style:list-style-name="L2">
      <style:text-properties officeooo:rsid="00245bb3" officeooo:paragraph-rsid="011905b8"/>
    </style:style>
    <style:style style:name="P66" style:family="paragraph" style:parent-style-name="Body" style:list-style-name="L2">
      <style:text-properties officeooo:rsid="00245bb3" officeooo:paragraph-rsid="00a625ce"/>
    </style:style>
    <style:style style:name="P67" style:family="paragraph" style:parent-style-name="Body" style:list-style-name="L2">
      <style:text-properties officeooo:rsid="00245bb3" officeooo:paragraph-rsid="00f9ac3b"/>
    </style:style>
    <style:style style:name="P68" style:family="paragraph" style:parent-style-name="Body" style:list-style-name="L2">
      <style:text-properties officeooo:rsid="00612f26" officeooo:paragraph-rsid="011925e0"/>
    </style:style>
    <style:style style:name="P69" style:family="paragraph" style:parent-style-name="Body" style:list-style-name="L2">
      <style:text-properties officeooo:rsid="00260ef3" officeooo:paragraph-rsid="00260ef3"/>
    </style:style>
    <style:style style:name="P70" style:family="paragraph" style:parent-style-name="Body" style:list-style-name="L2">
      <style:text-properties officeooo:rsid="00a625ce" officeooo:paragraph-rsid="00a625ce"/>
    </style:style>
    <style:style style:name="P71" style:family="paragraph" style:parent-style-name="Body" style:list-style-name="L2">
      <style:text-properties officeooo:rsid="00eaa456" officeooo:paragraph-rsid="00eaa456"/>
    </style:style>
    <style:style style:name="P72" style:family="paragraph" style:parent-style-name="Body" style:list-style-name="L2">
      <style:text-properties officeooo:rsid="00a78803" officeooo:paragraph-rsid="00a78803"/>
    </style:style>
    <style:style style:name="P73" style:family="paragraph" style:parent-style-name="Body" style:list-style-name="L2">
      <style:text-properties officeooo:rsid="002c4ed8" officeooo:paragraph-rsid="002c4ed8"/>
    </style:style>
    <style:style style:name="P74" style:family="paragraph" style:parent-style-name="Body" style:list-style-name="L2">
      <style:text-properties officeooo:rsid="002ecb80" officeooo:paragraph-rsid="002ecb80"/>
    </style:style>
    <style:style style:name="P75" style:family="paragraph" style:parent-style-name="Body" style:list-style-name="L4">
      <style:text-properties officeooo:rsid="002ecb80" officeooo:paragraph-rsid="002ecb80"/>
    </style:style>
    <style:style style:name="P76" style:family="paragraph" style:parent-style-name="Body" style:list-style-name="L4">
      <style:text-properties officeooo:rsid="002ecb80" officeooo:paragraph-rsid="002fa11e"/>
    </style:style>
    <style:style style:name="P77" style:family="paragraph" style:parent-style-name="Body" style:list-style-name="L3">
      <style:text-properties officeooo:paragraph-rsid="0054c5fd"/>
    </style:style>
    <style:style style:name="P78" style:family="paragraph" style:parent-style-name="Body" style:list-style-name="L3">
      <style:text-properties officeooo:rsid="00a88e8f" officeooo:paragraph-rsid="00a88e8f"/>
    </style:style>
    <style:style style:name="P79" style:family="paragraph" style:parent-style-name="Body" style:list-style-name="L3">
      <style:text-properties officeooo:rsid="0054c5fd" officeooo:paragraph-rsid="0054c5fd"/>
    </style:style>
    <style:style style:name="P80" style:family="paragraph" style:parent-style-name="Body" style:list-style-name="L3">
      <style:text-properties officeooo:rsid="00ef75b8" officeooo:paragraph-rsid="00ef75b8"/>
    </style:style>
    <style:style style:name="P81" style:family="paragraph" style:parent-style-name="Body" style:list-style-name="L3">
      <style:text-properties officeooo:rsid="00535e9b" officeooo:paragraph-rsid="0054c5fd"/>
    </style:style>
    <style:style style:name="P82" style:family="paragraph" style:parent-style-name="Body" style:list-style-name="L4">
      <style:text-properties officeooo:rsid="002fa11e" officeooo:paragraph-rsid="008b1cba"/>
    </style:style>
    <style:style style:name="P83" style:family="paragraph" style:parent-style-name="Body" style:list-style-name="L4">
      <style:text-properties officeooo:rsid="002fa11e" officeooo:paragraph-rsid="0030e555"/>
    </style:style>
    <style:style style:name="P84" style:family="paragraph" style:parent-style-name="Body" style:list-style-name="L4">
      <style:text-properties officeooo:rsid="002fa11e" officeooo:paragraph-rsid="0158f90a"/>
    </style:style>
    <style:style style:name="P85" style:family="paragraph" style:parent-style-name="Body" style:list-style-name="L4">
      <style:text-properties officeooo:rsid="008b1cba" officeooo:paragraph-rsid="008b1cba"/>
    </style:style>
    <style:style style:name="P86" style:family="paragraph" style:parent-style-name="Body" style:list-style-name="L4">
      <style:text-properties officeooo:rsid="0030e555" officeooo:paragraph-rsid="0030e555"/>
    </style:style>
    <style:style style:name="P87" style:family="paragraph" style:parent-style-name="Body" style:list-style-name="L4">
      <style:text-properties officeooo:rsid="015c30ee" officeooo:paragraph-rsid="015c30ee"/>
    </style:style>
    <style:style style:name="P88" style:family="paragraph" style:parent-style-name="Body" style:list-style-name="L4">
      <style:text-properties officeooo:rsid="0113ea3b" officeooo:paragraph-rsid="015aa54f"/>
    </style:style>
    <style:style style:name="P89" style:family="paragraph" style:parent-style-name="Body" style:list-style-name="L4">
      <style:text-properties officeooo:rsid="0175a4a6" officeooo:paragraph-rsid="0175a4a6"/>
    </style:style>
    <style:style style:name="P90" style:family="paragraph" style:parent-style-name="Body" style:list-style-name="L4">
      <style:text-properties officeooo:rsid="0115a95a" officeooo:paragraph-rsid="0115a95a"/>
    </style:style>
    <style:style style:name="P91" style:family="paragraph" style:parent-style-name="Body" style:list-style-name="L4">
      <style:text-properties officeooo:rsid="00f24019" officeooo:paragraph-rsid="00f24019"/>
    </style:style>
    <style:style style:name="P92" style:family="paragraph" style:parent-style-name="Body" style:list-style-name="L4">
      <style:text-properties officeooo:rsid="00f24019" officeooo:paragraph-rsid="00f9b568"/>
    </style:style>
    <style:style style:name="P93" style:family="paragraph" style:parent-style-name="Body" style:list-style-name="L5">
      <style:text-properties officeooo:paragraph-rsid="007ad6a3"/>
    </style:style>
    <style:style style:name="P94" style:family="paragraph" style:parent-style-name="Body" style:list-style-name="L5">
      <style:text-properties officeooo:paragraph-rsid="009e018d"/>
    </style:style>
    <style:style style:name="P95" style:family="paragraph" style:parent-style-name="Body" style:list-style-name="L5">
      <style:text-properties officeooo:rsid="00b52be7" officeooo:paragraph-rsid="00d0ea6a"/>
    </style:style>
    <style:style style:name="P96" style:family="paragraph" style:parent-style-name="Body" style:list-style-name="L5">
      <style:text-properties officeooo:rsid="007e26a8" officeooo:paragraph-rsid="007e26a8"/>
    </style:style>
    <style:style style:name="P97" style:family="paragraph" style:parent-style-name="Body" style:list-style-name="L5">
      <style:text-properties officeooo:rsid="0099dcba" officeooo:paragraph-rsid="0099dcba"/>
    </style:style>
    <style:style style:name="P98" style:family="paragraph" style:parent-style-name="Body" style:list-style-name="L5">
      <style:text-properties officeooo:rsid="007cb5b5" officeooo:paragraph-rsid="00c56908"/>
    </style:style>
    <style:style style:name="P99" style:family="paragraph" style:parent-style-name="Body" style:list-style-name="L5">
      <style:text-properties officeooo:rsid="007cb5b5" officeooo:paragraph-rsid="007e26a8"/>
    </style:style>
    <style:style style:name="P100" style:family="paragraph" style:parent-style-name="Body" style:list-style-name="L5">
      <style:text-properties officeooo:rsid="007f7bc6" officeooo:paragraph-rsid="0083b88e"/>
    </style:style>
    <style:style style:name="P101" style:family="paragraph" style:parent-style-name="Body" style:list-style-name="L5">
      <style:text-properties officeooo:rsid="007f7bc6" officeooo:paragraph-rsid="007f7bc6"/>
    </style:style>
    <style:style style:name="P102" style:family="paragraph" style:parent-style-name="Body" style:list-style-name="L5">
      <style:text-properties officeooo:rsid="009d7277" officeooo:paragraph-rsid="009d7277"/>
    </style:style>
    <style:style style:name="P103" style:family="paragraph" style:parent-style-name="Body" style:list-style-name="L5">
      <style:text-properties officeooo:rsid="009d7277" officeooo:paragraph-rsid="0083b88e"/>
    </style:style>
    <style:style style:name="P104" style:family="paragraph" style:parent-style-name="Body" style:list-style-name="L5">
      <style:text-properties officeooo:rsid="0080af78" officeooo:paragraph-rsid="0080af78"/>
    </style:style>
    <style:style style:name="P105" style:family="paragraph" style:parent-style-name="Body" style:list-style-name="L5">
      <style:text-properties officeooo:rsid="0083b88e" officeooo:paragraph-rsid="0083b88e"/>
    </style:style>
    <style:style style:name="P106" style:family="paragraph" style:parent-style-name="Body" style:list-style-name="L5">
      <style:text-properties officeooo:rsid="007d6c8e" officeooo:paragraph-rsid="0083b88e"/>
    </style:style>
    <style:style style:name="P107" style:family="paragraph" style:parent-style-name="Body" style:list-style-name="L5">
      <style:text-properties officeooo:rsid="007ad6a3" officeooo:paragraph-rsid="007ad6a3"/>
    </style:style>
    <style:style style:name="P108" style:family="paragraph" style:parent-style-name="Body" style:list-style-name="L6">
      <style:text-properties officeooo:paragraph-rsid="0112a5a1"/>
    </style:style>
    <style:style style:name="P109" style:family="paragraph" style:parent-style-name="Body" style:list-style-name="L6">
      <style:text-properties officeooo:rsid="00afa9ab" officeooo:paragraph-rsid="013d9d2f"/>
    </style:style>
    <style:style style:name="P110" style:family="paragraph" style:parent-style-name="Body" style:list-style-name="L6">
      <style:text-properties officeooo:rsid="00b056a0" officeooo:paragraph-rsid="00b056a0"/>
    </style:style>
    <style:style style:name="P111" style:family="paragraph" style:parent-style-name="Body" style:list-style-name="L6">
      <style:text-properties officeooo:rsid="00b056a0" officeooo:paragraph-rsid="0113117d"/>
    </style:style>
    <style:style style:name="P112" style:family="paragraph" style:parent-style-name="Body" style:list-style-name="L6">
      <style:paragraph-properties fo:text-align="start" style:justify-single-word="false"/>
      <style:text-properties officeooo:paragraph-rsid="015d0ab1"/>
    </style:style>
    <style:style style:name="P113" style:family="paragraph" style:parent-style-name="Body" style:list-style-name="L6">
      <style:paragraph-properties fo:text-align="start" style:justify-single-word="false"/>
      <style:text-properties officeooo:rsid="0112a5a1" officeooo:paragraph-rsid="015d0ab1"/>
    </style:style>
    <style:style style:name="P114" style:family="paragraph" style:parent-style-name="Body" style:list-style-name="L6">
      <style:paragraph-properties fo:text-align="start" style:justify-single-word="false"/>
      <style:text-properties fo:font-style="italic" officeooo:rsid="01119490" officeooo:paragraph-rsid="015d0ab1" style:font-style-asian="italic" style:font-style-complex="italic"/>
    </style:style>
    <style:style style:name="P115" style:family="paragraph" style:parent-style-name="Body" style:list-style-name="L6">
      <style:paragraph-properties fo:text-align="start" style:justify-single-word="false"/>
      <style:text-properties fo:font-weight="normal" officeooo:paragraph-rsid="015d0ab1" style:font-weight-asian="normal" style:font-weight-complex="normal"/>
    </style:style>
    <style:style style:name="P116" style:family="paragraph" style:parent-style-name="Body" style:list-style-name="L6">
      <style:text-properties officeooo:rsid="0113117d" officeooo:paragraph-rsid="0129db18"/>
    </style:style>
    <style:style style:name="P117" style:family="paragraph" style:parent-style-name="Body" style:list-style-name="L6">
      <style:text-properties officeooo:rsid="0113117d" officeooo:paragraph-rsid="015cb48d"/>
    </style:style>
    <style:style style:name="P118" style:family="paragraph" style:parent-style-name="Body" style:list-style-name="L6">
      <style:text-properties officeooo:rsid="0113117d" officeooo:paragraph-rsid="014263f9"/>
    </style:style>
    <style:style style:name="P119" style:family="paragraph" style:parent-style-name="Body" style:list-style-name="L6">
      <style:text-properties officeooo:rsid="0113117d" officeooo:paragraph-rsid="0145f6ca"/>
    </style:style>
    <style:style style:name="P120" style:family="paragraph" style:parent-style-name="Body" style:list-style-name="L6">
      <style:text-properties officeooo:rsid="016703f1" officeooo:paragraph-rsid="0129db18"/>
    </style:style>
    <style:style style:name="P121" style:family="paragraph" style:parent-style-name="Body" style:list-style-name="L6">
      <style:text-properties fo:font-style="normal" officeooo:rsid="0113117d" officeooo:paragraph-rsid="015cb48d" style:font-style-asian="normal" style:font-style-complex="normal"/>
    </style:style>
    <style:style style:name="P122" style:family="paragraph" style:parent-style-name="Body" style:list-style-name="L6">
      <style:text-properties officeooo:rsid="015cb48d" officeooo:paragraph-rsid="015cb48d"/>
    </style:style>
    <style:style style:name="P123" style:family="paragraph" style:parent-style-name="Body" style:list-style-name="L6">
      <style:text-properties officeooo:rsid="00777f38" officeooo:paragraph-rsid="00b989f7"/>
    </style:style>
    <style:style style:name="P124" style:family="paragraph" style:parent-style-name="Body" style:list-style-name="L6">
      <style:text-properties officeooo:rsid="01063a11" officeooo:paragraph-rsid="01063a11"/>
    </style:style>
    <style:style style:name="P125" style:family="paragraph" style:parent-style-name="Body">
      <style:text-properties fo:language="en" fo:country="US" officeooo:paragraph-rsid="017817f8" style:language-complex="ar" style:country-complex="SA"/>
    </style:style>
    <style:style style:name="P126" style:family="paragraph" style:parent-style-name="Body" style:list-style-name="L2">
      <style:text-properties officeooo:rsid="011f5218" officeooo:paragraph-rsid="017817f8"/>
    </style:style>
    <style:style style:name="P127" style:family="paragraph" style:parent-style-name="CellBody">
      <style:paragraph-properties style:snap-to-layout-grid="false"/>
      <style:text-properties fo:language="en" fo:country="US" officeooo:rsid="017817f8" officeooo:paragraph-rsid="017817f8" style:language-complex="ar" style:country-complex="SA"/>
    </style:style>
    <style:style style:name="P128" style:family="paragraph" style:parent-style-name="CellBody">
      <style:paragraph-properties style:snap-to-layout-grid="false"/>
      <style:text-properties fo:language="en" fo:country="US" officeooo:paragraph-rsid="017817f8" style:language-complex="ar" style:country-complex="SA"/>
    </style:style>
    <style:style style:name="P129" style:family="paragraph" style:parent-style-name="CellBody">
      <style:paragraph-properties style:snap-to-layout-grid="false"/>
      <style:text-properties fo:language="en" fo:country="US" officeooo:rsid="011f0e86" officeooo:paragraph-rsid="017817f8" style:language-complex="ar" style:country-complex="SA"/>
    </style:style>
    <style:style style:name="P130" style:family="paragraph" style:parent-style-name="CellBody">
      <style:text-properties fo:language="en" fo:country="US" officeooo:rsid="01725270" officeooo:paragraph-rsid="017817f8"/>
    </style:style>
    <style:style style:name="P131" style:family="paragraph" style:parent-style-name="CellBody">
      <style:text-properties fo:language="en" fo:country="US" officeooo:rsid="01193e7d" officeooo:paragraph-rsid="01193e7d"/>
    </style:style>
    <style:style style:name="P132" style:family="paragraph" style:parent-style-name="CellBody">
      <style:paragraph-properties fo:keep-with-next="always" style:snap-to-layout-grid="false"/>
      <style:text-properties fo:language="en" fo:country="US" officeooo:paragraph-rsid="017817f8" style:language-complex="ar" style:country-complex="SA"/>
    </style:style>
    <style:style style:name="P133" style:family="paragraph" style:parent-style-name="CellBody">
      <style:paragraph-properties fo:keep-with-next="always" style:snap-to-layout-grid="false"/>
      <style:text-properties fo:language="en" fo:country="US" officeooo:rsid="011f0e86" officeooo:paragraph-rsid="017817f8"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76083" style:language-complex="ar" style:country-complex="SA"/>
    </style:style>
    <style:style style:name="T8" style:family="text">
      <style:text-properties fo:language="en" fo:country="US" officeooo:rsid="0028e116" style:language-complex="ar" style:country-complex="SA"/>
    </style:style>
    <style:style style:name="T9" style:family="text">
      <style:text-properties fo:language="en" fo:country="US" officeooo:rsid="002a48ad" style:language-complex="ar" style:country-complex="SA"/>
    </style:style>
    <style:style style:name="T10" style:family="text">
      <style:text-properties fo:language="en" fo:country="US" officeooo:rsid="002c4ed8" style:language-complex="ar" style:country-complex="SA"/>
    </style:style>
    <style:style style:name="T11" style:family="text">
      <style:text-properties fo:language="en" fo:country="US" officeooo:rsid="0036074c" style:language-complex="ar" style:country-complex="SA"/>
    </style:style>
    <style:style style:name="T12" style:family="text">
      <style:text-properties fo:language="en" fo:country="US" officeooo:rsid="00375db9" style:language-complex="ar" style:country-complex="SA"/>
    </style:style>
    <style:style style:name="T13" style:family="text">
      <style:text-properties fo:language="en" fo:country="US" officeooo:rsid="003967b8" style:language-complex="ar" style:country-complex="SA"/>
    </style:style>
    <style:style style:name="T14" style:family="text">
      <style:text-properties fo:language="en" fo:country="US" officeooo:rsid="003b0262" style:language-complex="ar" style:country-complex="SA"/>
    </style:style>
    <style:style style:name="T15" style:family="text">
      <style:text-properties fo:language="en" fo:country="US" officeooo:rsid="003d50ea" style:language-complex="ar" style:country-complex="SA"/>
    </style:style>
    <style:style style:name="T16" style:family="text">
      <style:text-properties fo:language="en" fo:country="US" officeooo:rsid="003d5a51" style:language-complex="ar" style:country-complex="SA"/>
    </style:style>
    <style:style style:name="T17" style:family="text">
      <style:text-properties fo:language="en" fo:country="US" officeooo:rsid="003d692b" style:language-complex="ar" style:country-complex="SA"/>
    </style:style>
    <style:style style:name="T18" style:family="text">
      <style:text-properties fo:language="en" fo:country="US" officeooo:rsid="004066be" style:language-complex="ar" style:country-complex="SA"/>
    </style:style>
    <style:style style:name="T19" style:family="text">
      <style:text-properties fo:language="en" fo:country="US" officeooo:rsid="00408268" style:language-complex="ar" style:country-complex="SA"/>
    </style:style>
    <style:style style:name="T20" style:family="text">
      <style:text-properties fo:language="en" fo:country="US" officeooo:rsid="00430dee" style:language-complex="ar" style:country-complex="SA"/>
    </style:style>
    <style:style style:name="T21" style:family="text">
      <style:text-properties fo:language="en" fo:country="US" officeooo:rsid="00438152" style:language-complex="ar" style:country-complex="SA"/>
    </style:style>
    <style:style style:name="T22" style:family="text">
      <style:text-properties fo:language="en" fo:country="US" officeooo:rsid="00456d8a" style:language-complex="ar" style:country-complex="SA"/>
    </style:style>
    <style:style style:name="T23" style:family="text">
      <style:text-properties fo:language="en" fo:country="US" officeooo:rsid="0045961f" style:language-complex="ar" style:country-complex="SA"/>
    </style:style>
    <style:style style:name="T24" style:family="text">
      <style:text-properties fo:language="en" fo:country="US" officeooo:rsid="00474fb4" style:language-complex="ar" style:country-complex="SA"/>
    </style:style>
    <style:style style:name="T25" style:family="text">
      <style:text-properties fo:language="en" fo:country="US" officeooo:rsid="004bab7f" style:language-complex="ar" style:country-complex="SA"/>
    </style:style>
    <style:style style:name="T26" style:family="text">
      <style:text-properties fo:language="en" fo:country="US" officeooo:rsid="004e9315" style:language-complex="ar" style:country-complex="SA"/>
    </style:style>
    <style:style style:name="T27" style:family="text">
      <style:text-properties fo:language="en" fo:country="US" officeooo:rsid="0051b81c" style:language-complex="ar" style:country-complex="SA"/>
    </style:style>
    <style:style style:name="T28" style:family="text">
      <style:text-properties fo:language="en" fo:country="US" officeooo:rsid="005e8732" style:language-complex="ar" style:country-complex="SA"/>
    </style:style>
    <style:style style:name="T29" style:family="text">
      <style:text-properties fo:language="en" fo:country="US" officeooo:rsid="006563b7" style:language-complex="ar" style:country-complex="SA"/>
    </style:style>
    <style:style style:name="T30" style:family="text">
      <style:text-properties fo:language="en" fo:country="US" officeooo:rsid="006a5550" style:language-complex="ar" style:country-complex="SA"/>
    </style:style>
    <style:style style:name="T31" style:family="text">
      <style:text-properties fo:language="en" fo:country="US" officeooo:rsid="0078c513" style:language-complex="ar" style:country-complex="SA"/>
    </style:style>
    <style:style style:name="T32" style:family="text">
      <style:text-properties fo:language="en" fo:country="US" officeooo:rsid="00965578" style:language-complex="ar" style:country-complex="SA"/>
    </style:style>
    <style:style style:name="T33" style:family="text">
      <style:text-properties fo:language="en" fo:country="US" officeooo:rsid="00a8e351" style:language-complex="ar" style:country-complex="SA"/>
    </style:style>
    <style:style style:name="T34" style:family="text">
      <style:text-properties fo:language="en" fo:country="US" officeooo:rsid="00ac113c" style:language-complex="ar" style:country-complex="SA"/>
    </style:style>
    <style:style style:name="T35" style:family="text">
      <style:text-properties fo:language="en" fo:country="US" officeooo:rsid="00c12cd0" style:language-complex="ar" style:country-complex="SA"/>
    </style:style>
    <style:style style:name="T36" style:family="text">
      <style:text-properties fo:language="en" fo:country="US" officeooo:rsid="00e56f09" style:language-complex="ar" style:country-complex="SA"/>
    </style:style>
    <style:style style:name="T37" style:family="text">
      <style:text-properties fo:language="en" fo:country="US" officeooo:rsid="00eb2cb3" style:language-complex="ar" style:country-complex="SA"/>
    </style:style>
    <style:style style:name="T38" style:family="text">
      <style:text-properties fo:language="en" fo:country="US" officeooo:rsid="00ecd18d" style:language-complex="ar" style:country-complex="SA"/>
    </style:style>
    <style:style style:name="T39" style:family="text">
      <style:text-properties fo:language="en" fo:country="US" officeooo:rsid="00ed6da7" style:language-complex="ar" style:country-complex="SA"/>
    </style:style>
    <style:style style:name="T40" style:family="text">
      <style:text-properties fo:language="en" fo:country="US" officeooo:rsid="00ef6491" style:language-complex="ar" style:country-complex="SA"/>
    </style:style>
    <style:style style:name="T41" style:family="text">
      <style:text-properties fo:language="en" fo:country="US" officeooo:rsid="011b97ff" style:language-complex="ar" style:country-complex="SA"/>
    </style:style>
    <style:style style:name="T42" style:family="text">
      <style:text-properties fo:language="en" fo:country="US" fo:font-weight="bold" style:font-weight-asian="bold" style:language-complex="ar" style:country-complex="SA" style:font-weight-complex="bold"/>
    </style:style>
    <style:style style:name="T43" style:family="text">
      <style:text-properties fo:language="en" fo:country="US" fo:font-weight="bold" officeooo:rsid="00276083" style:font-weight-asian="bold" style:language-complex="ar" style:country-complex="SA" style:font-weight-complex="bold"/>
    </style:style>
    <style:style style:name="T44" style:family="text">
      <style:text-properties fo:language="en" fo:country="US" fo:font-weight="bold" officeooo:rsid="0028e116" style:font-weight-asian="bold" style:language-complex="ar" style:country-complex="SA" style:font-weight-complex="bold"/>
    </style:style>
    <style:style style:name="T45" style:family="text">
      <style:text-properties fo:language="en" fo:country="US" fo:font-weight="bold" officeooo:rsid="002c4ed8" style:font-weight-asian="bold" style:language-complex="ar" style:country-complex="SA" style:font-weight-complex="bold"/>
    </style:style>
    <style:style style:name="T46" style:family="text">
      <style:text-properties fo:language="en" fo:country="US" fo:font-weight="bold" officeooo:rsid="004bab7f" style:font-weight-asian="bold" style:language-complex="ar" style:country-complex="SA" style:font-weight-complex="bold"/>
    </style:style>
    <style:style style:name="T47" style:family="text">
      <style:text-properties fo:language="en" fo:country="US" fo:font-weight="bold" officeooo:rsid="004e9315" style:font-weight-asian="bold" style:language-complex="ar" style:country-complex="SA" style:font-weight-complex="bold"/>
    </style:style>
    <style:style style:name="T48" style:family="text">
      <style:text-properties fo:language="en" fo:country="US" fo:font-weight="bold" officeooo:rsid="00a5b711" style:font-weight-asian="bold" style:font-weight-complex="bold"/>
    </style:style>
    <style:style style:name="T49" style:family="text">
      <style:text-properties fo:language="en" fo:country="US" officeooo:rsid="00e56f09"/>
    </style:style>
    <style:style style:name="T50" style:family="text">
      <style:text-properties fo:language="en" fo:country="US" fo:font-style="italic" style:font-style-asian="italic" style:language-complex="ar" style:country-complex="SA" style:font-style-complex="italic"/>
    </style:style>
    <style:style style:name="T51" style:family="text">
      <style:text-properties style:font-name="Courier New"/>
    </style:style>
    <style:style style:name="T52" style:family="text">
      <style:text-properties officeooo:rsid="00253c30"/>
    </style:style>
    <style:style style:name="T53" style:family="text">
      <style:text-properties officeooo:rsid="00260ef3"/>
    </style:style>
    <style:style style:name="T54" style:family="text">
      <style:text-properties officeooo:rsid="00276083"/>
    </style:style>
    <style:style style:name="T55" style:family="text">
      <style:text-properties fo:font-weight="bold" style:font-weight-asian="bold" style:font-weight-complex="bold"/>
    </style:style>
    <style:style style:name="T56" style:family="text">
      <style:text-properties fo:font-weight="bold" officeooo:rsid="0080af78" style:font-weight-asian="bold" style:font-weight-complex="bold"/>
    </style:style>
    <style:style style:name="T57" style:family="text">
      <style:text-properties fo:font-weight="bold" officeooo:rsid="00612f26" style:font-weight-asian="bold" style:font-weight-complex="bold"/>
    </style:style>
    <style:style style:name="T58" style:family="text">
      <style:text-properties fo:font-weight="bold" officeooo:rsid="00276083" style:font-weight-asian="bold" style:font-weight-complex="bold"/>
    </style:style>
    <style:style style:name="T59" style:family="text">
      <style:text-properties fo:font-weight="bold" officeooo:rsid="0054c5fd" style:font-weight-asian="bold" style:font-weight-complex="bold"/>
    </style:style>
    <style:style style:name="T60" style:family="text">
      <style:text-properties fo:font-weight="bold" officeooo:rsid="004cfe04" style:font-weight-asian="bold" style:font-weight-complex="bold"/>
    </style:style>
    <style:style style:name="T61" style:family="text">
      <style:text-properties fo:font-weight="bold" officeooo:rsid="002fa11e" style:font-weight-asian="bold" style:font-weight-complex="bold"/>
    </style:style>
    <style:style style:name="T62" style:family="text">
      <style:text-properties fo:font-weight="bold" officeooo:rsid="007ad6a3" style:font-weight-asian="bold" style:font-weight-complex="bold"/>
    </style:style>
    <style:style style:name="T63" style:family="text">
      <style:text-properties fo:font-weight="bold" officeooo:rsid="007ad865" style:font-weight-asian="bold" style:font-weight-complex="bold"/>
    </style:style>
    <style:style style:name="T64" style:family="text">
      <style:text-properties fo:font-weight="bold" officeooo:rsid="007e26a8" style:font-weight-asian="bold" style:font-weight-complex="bold"/>
    </style:style>
    <style:style style:name="T65" style:family="text">
      <style:text-properties fo:font-weight="bold" officeooo:rsid="007f7bc6" style:font-weight-asian="bold" style:font-weight-complex="bold"/>
    </style:style>
    <style:style style:name="T66" style:family="text">
      <style:text-properties fo:font-weight="bold" officeooo:rsid="00245bb3" style:font-weight-asian="bold" style:font-weight-complex="bold"/>
    </style:style>
    <style:style style:name="T67" style:family="text">
      <style:text-properties fo:font-weight="bold" officeooo:rsid="00535e9b" style:font-weight-asian="bold" style:font-weight-complex="bold"/>
    </style:style>
    <style:style style:name="T68" style:family="text">
      <style:text-properties fo:font-weight="bold" officeooo:rsid="009e018d" style:font-weight-asian="bold" style:font-weight-complex="bold"/>
    </style:style>
    <style:style style:name="T69" style:family="text">
      <style:text-properties fo:font-weight="bold" officeooo:rsid="00cb9be2" style:font-weight-asian="bold" style:font-weight-complex="bold"/>
    </style:style>
    <style:style style:name="T70" style:family="text">
      <style:text-properties fo:font-weight="bold" officeooo:rsid="00ce8159" style:font-weight-asian="bold" style:font-weight-complex="bold"/>
    </style:style>
    <style:style style:name="T71" style:family="text">
      <style:text-properties fo:font-weight="bold" officeooo:rsid="00d0ea6a" style:font-weight-asian="bold" style:font-weight-complex="bold"/>
    </style:style>
    <style:style style:name="T72" style:family="text">
      <style:text-properties fo:font-weight="bold" officeooo:rsid="00d7e0b8" style:font-weight-asian="bold" style:font-weight-complex="bold"/>
    </style:style>
    <style:style style:name="T73" style:family="text">
      <style:text-properties fo:font-weight="bold" officeooo:rsid="00d9322a" style:font-weight-asian="bold" style:font-weight-complex="bold"/>
    </style:style>
    <style:style style:name="T74" style:family="text">
      <style:text-properties fo:font-weight="bold" officeooo:rsid="00dab39a" style:font-weight-asian="bold" style:font-weight-complex="bold"/>
    </style:style>
    <style:style style:name="T75" style:family="text">
      <style:text-properties fo:font-weight="bold" officeooo:rsid="00dde791" style:font-weight-asian="bold" style:font-weight-complex="bold"/>
    </style:style>
    <style:style style:name="T76" style:family="text">
      <style:text-properties fo:font-weight="bold" officeooo:rsid="00a78803" style:font-weight-asian="bold" style:font-weight-complex="bold"/>
    </style:style>
    <style:style style:name="T77" style:family="text">
      <style:text-properties fo:font-weight="bold" officeooo:rsid="00253c30" style:font-weight-asian="bold" style:font-weight-complex="bold"/>
    </style:style>
    <style:style style:name="T78" style:family="text">
      <style:text-properties fo:font-weight="bold" officeooo:rsid="005d7157" style:font-weight-asian="bold" style:font-weight-complex="bold"/>
    </style:style>
    <style:style style:name="T79" style:family="text">
      <style:text-properties fo:font-weight="bold" officeooo:rsid="00e82595" style:font-weight-asian="bold" style:font-weight-complex="bold"/>
    </style:style>
    <style:style style:name="T80" style:family="text">
      <style:text-properties fo:font-weight="bold" officeooo:rsid="00f7ffe0" style:font-weight-asian="bold" style:font-weight-complex="bold"/>
    </style:style>
    <style:style style:name="T81" style:family="text">
      <style:text-properties fo:font-weight="bold" officeooo:rsid="00fa7b74" style:font-weight-asian="bold" style:font-weight-complex="bold"/>
    </style:style>
    <style:style style:name="T82" style:family="text">
      <style:text-properties fo:font-weight="bold" officeooo:rsid="00ffc2c1" style:font-weight-asian="bold" style:font-weight-complex="bold"/>
    </style:style>
    <style:style style:name="T83" style:family="text">
      <style:text-properties fo:font-weight="bold" officeooo:rsid="00ffcfec" style:font-weight-asian="bold" style:font-weight-complex="bold"/>
    </style:style>
    <style:style style:name="T84" style:family="text">
      <style:text-properties fo:font-weight="bold" officeooo:rsid="0109880c" style:font-weight-asian="bold" style:font-weight-complex="bold"/>
    </style:style>
    <style:style style:name="T85" style:family="text">
      <style:text-properties fo:font-weight="bold" officeooo:rsid="0113117d" style:font-weight-asian="bold" style:font-weight-complex="bold"/>
    </style:style>
    <style:style style:name="T86" style:family="text">
      <style:text-properties fo:font-weight="bold" officeooo:rsid="0169b21c" style:font-weight-asian="bold" style:font-weight-complex="bold"/>
    </style:style>
    <style:style style:name="T87" style:family="text">
      <style:text-properties officeooo:rsid="002c4ed8"/>
    </style:style>
    <style:style style:name="T88" style:family="text">
      <style:text-properties officeooo:rsid="002fa11e"/>
    </style:style>
    <style:style style:name="T89" style:family="text">
      <style:text-properties officeooo:rsid="0030e555"/>
    </style:style>
    <style:style style:name="T90" style:family="text">
      <style:text-properties officeooo:rsid="00314bbd"/>
    </style:style>
    <style:style style:name="T91" style:family="text">
      <style:text-properties officeooo:rsid="004c42ba"/>
    </style:style>
    <style:style style:name="T92" style:family="text">
      <style:text-properties officeooo:rsid="004cfe04"/>
    </style:style>
    <style:style style:name="T93" style:family="text">
      <style:text-properties officeooo:rsid="00535e9b"/>
    </style:style>
    <style:style style:name="T94" style:family="text">
      <style:text-properties officeooo:rsid="0054c5fd"/>
    </style:style>
    <style:style style:name="T95" style:family="text">
      <style:text-properties officeooo:rsid="0056321c"/>
    </style:style>
    <style:style style:name="T96" style:family="text">
      <style:text-properties officeooo:rsid="00571a1d"/>
    </style:style>
    <style:style style:name="T97" style:family="text">
      <style:text-properties officeooo:rsid="005d7157"/>
    </style:style>
    <style:style style:name="T98" style:family="text">
      <style:text-properties officeooo:rsid="007ad865"/>
    </style:style>
    <style:style style:name="T99" style:family="text">
      <style:text-properties officeooo:rsid="007cb5b5"/>
    </style:style>
    <style:style style:name="T100" style:family="text">
      <style:text-properties officeooo:rsid="007e26a8"/>
    </style:style>
    <style:style style:name="T101" style:family="text">
      <style:text-properties officeooo:rsid="007f7bc6"/>
    </style:style>
    <style:style style:name="T102" style:family="text">
      <style:text-properties officeooo:rsid="0080af78"/>
    </style:style>
    <style:style style:name="T103" style:family="text">
      <style:text-properties officeooo:rsid="008b1cba"/>
    </style:style>
    <style:style style:name="T104" style:family="text">
      <style:text-properties officeooo:rsid="0092c5f0"/>
    </style:style>
    <style:style style:name="T105" style:family="text">
      <style:text-properties officeooo:rsid="00245bb3"/>
    </style:style>
    <style:style style:name="T106" style:family="text">
      <style:text-properties officeooo:rsid="009e018d"/>
    </style:style>
    <style:style style:name="T107" style:family="text">
      <style:text-properties officeooo:rsid="00a20280"/>
    </style:style>
    <style:style style:name="T108" style:family="text">
      <style:text-properties officeooo:rsid="00a35a31"/>
    </style:style>
    <style:style style:name="T109" style:family="text">
      <style:text-properties officeooo:rsid="00a60beb"/>
    </style:style>
    <style:style style:name="T110" style:family="text">
      <style:text-properties officeooo:rsid="00a625ce"/>
    </style:style>
    <style:style style:name="T111" style:family="text">
      <style:text-properties officeooo:rsid="00a78803"/>
    </style:style>
    <style:style style:name="T112" style:family="text">
      <style:text-properties officeooo:rsid="00a8e351"/>
    </style:style>
    <style:style style:name="T113" style:family="text">
      <style:text-properties officeooo:rsid="00afc7aa"/>
    </style:style>
    <style:style style:name="T114" style:family="text">
      <style:text-properties officeooo:rsid="00b78c27"/>
    </style:style>
    <style:style style:name="T115" style:family="text">
      <style:text-properties officeooo:rsid="00c12cd0"/>
    </style:style>
    <style:style style:name="T116" style:family="text">
      <style:text-properties officeooo:rsid="00c21db0"/>
    </style:style>
    <style:style style:name="T117" style:family="text">
      <style:text-properties officeooo:rsid="00c409d6"/>
    </style:style>
    <style:style style:name="T118" style:family="text">
      <style:text-properties officeooo:rsid="00cb9be2"/>
    </style:style>
    <style:style style:name="T119" style:family="text">
      <style:text-properties officeooo:rsid="00ce8159"/>
    </style:style>
    <style:style style:name="T120" style:family="text">
      <style:text-properties officeooo:rsid="00d03c6a"/>
    </style:style>
    <style:style style:name="T121" style:family="text">
      <style:text-properties officeooo:rsid="00d0ea6a"/>
    </style:style>
    <style:style style:name="T122" style:family="text">
      <style:text-properties fo:font-weight="normal" style:font-weight-asian="normal" style:font-weight-complex="normal"/>
    </style:style>
    <style:style style:name="T123" style:family="text">
      <style:text-properties fo:font-weight="normal" officeooo:rsid="00d0ea6a" style:font-weight-asian="normal" style:font-weight-complex="normal"/>
    </style:style>
    <style:style style:name="T124" style:family="text">
      <style:text-properties fo:font-weight="normal" officeooo:rsid="00b63601" style:font-weight-asian="normal" style:font-weight-complex="normal"/>
    </style:style>
    <style:style style:name="T125" style:family="text">
      <style:text-properties fo:font-weight="normal" officeooo:rsid="00e2e6c1" style:font-weight-asian="normal" style:font-weight-complex="normal"/>
    </style:style>
    <style:style style:name="T126" style:family="text">
      <style:text-properties fo:font-weight="normal" officeooo:rsid="00ff7405" style:font-weight-asian="normal" style:font-weight-complex="normal"/>
    </style:style>
    <style:style style:name="T127" style:family="text">
      <style:text-properties fo:font-weight="normal" officeooo:rsid="01249fda" style:font-weight-asian="normal" style:font-weight-complex="normal"/>
    </style:style>
    <style:style style:name="T128" style:family="text">
      <style:text-properties fo:font-weight="normal" officeooo:rsid="013517c4" style:font-weight-asian="normal" style:font-weight-complex="normal"/>
    </style:style>
    <style:style style:name="T129" style:family="text">
      <style:text-properties fo:font-weight="normal" officeooo:rsid="0135d71c" style:font-weight-asian="normal" style:font-weight-complex="normal"/>
    </style:style>
    <style:style style:name="T130" style:family="text">
      <style:text-properties fo:font-weight="normal" officeooo:rsid="01377a18" style:font-weight-asian="normal" style:font-weight-complex="normal"/>
    </style:style>
    <style:style style:name="T131" style:family="text">
      <style:text-properties fo:font-weight="normal" officeooo:rsid="01724796" style:font-weight-asian="normal" style:font-weight-complex="normal"/>
    </style:style>
    <style:style style:name="T132" style:family="text">
      <style:text-properties officeooo:rsid="00d26439"/>
    </style:style>
    <style:style style:name="T133" style:family="text">
      <style:text-properties officeooo:rsid="00dab39a"/>
    </style:style>
    <style:style style:name="T134" style:family="text">
      <style:text-properties officeooo:rsid="00dc2a46"/>
    </style:style>
    <style:style style:name="T135" style:family="text">
      <style:text-properties officeooo:rsid="00dde791"/>
    </style:style>
    <style:style style:name="T136" style:family="text">
      <style:text-properties officeooo:rsid="00e56f09"/>
    </style:style>
    <style:style style:name="T137" style:family="text">
      <style:text-properties officeooo:rsid="00e968e3"/>
    </style:style>
    <style:style style:name="T138" style:family="text">
      <style:text-properties fo:font-style="italic" style:font-style-asian="italic" style:font-style-complex="italic"/>
    </style:style>
    <style:style style:name="T139" style:family="text">
      <style:text-properties fo:font-style="italic" officeooo:rsid="01119490" style:font-style-asian="italic" style:font-style-complex="italic"/>
    </style:style>
    <style:style style:name="T140" style:family="text">
      <style:text-properties fo:font-style="italic" officeooo:rsid="0112a5a1" style:font-style-asian="italic" style:font-style-complex="italic"/>
    </style:style>
    <style:style style:name="T141" style:family="text">
      <style:text-properties fo:font-style="italic" officeooo:rsid="0113249e" style:font-style-asian="italic" style:font-style-complex="italic"/>
    </style:style>
    <style:style style:name="T142" style:family="text">
      <style:text-properties fo:font-style="italic" officeooo:rsid="0113ea3b" style:font-style-asian="italic" style:font-style-complex="italic"/>
    </style:style>
    <style:style style:name="T143" style:family="text">
      <style:text-properties fo:font-style="italic" officeooo:rsid="0153ff48" style:font-style-asian="italic" style:font-style-complex="italic"/>
    </style:style>
    <style:style style:name="T144" style:family="text">
      <style:text-properties fo:font-style="italic" officeooo:rsid="0157b0bf" style:font-style-asian="italic" style:font-style-complex="italic"/>
    </style:style>
    <style:style style:name="T145" style:family="text">
      <style:text-properties fo:font-style="italic" officeooo:rsid="015cb48d" style:font-style-asian="italic" style:font-style-complex="italic"/>
    </style:style>
    <style:style style:name="T146" style:family="text">
      <style:text-properties fo:font-style="italic" officeooo:rsid="015d0ab1" style:font-style-asian="italic" style:font-style-complex="italic"/>
    </style:style>
    <style:style style:name="T147" style:family="text">
      <style:text-properties fo:font-style="italic" officeooo:rsid="0169b21c" style:font-style-asian="italic" style:font-style-complex="italic"/>
    </style:style>
    <style:style style:name="T148" style:family="text">
      <style:text-properties fo:font-style="italic" officeooo:rsid="016afa10" style:font-style-asian="italic" style:font-style-complex="italic"/>
    </style:style>
    <style:style style:name="T149" style:family="text">
      <style:text-properties fo:font-style="italic" officeooo:rsid="01641dfd" style:font-style-asian="italic" style:font-style-complex="italic"/>
    </style:style>
    <style:style style:name="T150" style:family="text">
      <style:text-properties fo:font-style="italic" fo:font-weight="normal" officeooo:rsid="01119490" style:font-style-asian="italic" style:font-weight-asian="normal" style:font-style-complex="italic" style:font-weight-complex="normal"/>
    </style:style>
    <style:style style:name="T151" style:family="text">
      <style:text-properties officeooo:rsid="00f0bf54"/>
    </style:style>
    <style:style style:name="T152" style:family="text">
      <style:text-properties officeooo:rsid="00f13c1e"/>
    </style:style>
    <style:style style:name="T153" style:family="text">
      <style:text-properties officeooo:rsid="00f9b568"/>
    </style:style>
    <style:style style:name="T154" style:family="text">
      <style:text-properties officeooo:rsid="00ffc2c1"/>
    </style:style>
    <style:style style:name="T155" style:family="text">
      <style:text-properties officeooo:rsid="00ffcfec"/>
    </style:style>
    <style:style style:name="T156" style:family="text">
      <style:text-properties officeooo:rsid="0104e20f"/>
    </style:style>
    <style:style style:name="T157" style:family="text">
      <style:text-properties officeooo:rsid="01063a11"/>
    </style:style>
    <style:style style:name="T158" style:family="text">
      <style:text-properties officeooo:rsid="010ed2f6"/>
    </style:style>
    <style:style style:name="T159" style:family="text">
      <style:text-properties fo:font-style="normal" style:font-style-asian="normal" style:font-style-complex="normal"/>
    </style:style>
    <style:style style:name="T160" style:family="text">
      <style:text-properties fo:font-style="normal" officeooo:rsid="01119490" style:font-style-asian="normal" style:font-style-complex="normal"/>
    </style:style>
    <style:style style:name="T161" style:family="text">
      <style:text-properties fo:font-style="normal" officeooo:rsid="0112a5a1" style:font-style-asian="normal" style:font-style-complex="normal"/>
    </style:style>
    <style:style style:name="T162" style:family="text">
      <style:text-properties fo:font-style="normal" officeooo:rsid="0113117d" style:font-style-asian="normal" style:font-style-complex="normal"/>
    </style:style>
    <style:style style:name="T163" style:family="text">
      <style:text-properties fo:font-style="normal" officeooo:rsid="0113249e" style:font-style-asian="normal" style:font-style-complex="normal"/>
    </style:style>
    <style:style style:name="T164" style:family="text">
      <style:text-properties fo:font-style="normal" officeooo:rsid="012800d6" style:font-style-asian="normal" style:font-style-complex="normal"/>
    </style:style>
    <style:style style:name="T165" style:family="text">
      <style:text-properties fo:font-style="normal" officeooo:rsid="0129db18" style:font-style-asian="normal" style:font-style-complex="normal"/>
    </style:style>
    <style:style style:name="T166" style:family="text">
      <style:text-properties fo:font-style="normal" officeooo:rsid="0144428b" style:font-style-asian="normal" style:font-style-complex="normal"/>
    </style:style>
    <style:style style:name="T167" style:family="text">
      <style:text-properties fo:font-style="normal" officeooo:rsid="0145f6ca" style:font-style-asian="normal" style:font-style-complex="normal"/>
    </style:style>
    <style:style style:name="T168" style:family="text">
      <style:text-properties fo:font-style="normal" officeooo:rsid="0147683b" style:font-style-asian="normal" style:font-style-complex="normal"/>
    </style:style>
    <style:style style:name="T169" style:family="text">
      <style:text-properties fo:font-style="normal" officeooo:rsid="014996d1" style:font-style-asian="normal" style:font-style-complex="normal"/>
    </style:style>
    <style:style style:name="T170" style:family="text">
      <style:text-properties fo:font-style="normal" officeooo:rsid="015643ac" style:font-style-asian="normal" style:font-style-complex="normal"/>
    </style:style>
    <style:style style:name="T171" style:family="text">
      <style:text-properties fo:font-style="normal" officeooo:rsid="015cb48d" style:font-style-asian="normal" style:font-style-complex="normal"/>
    </style:style>
    <style:style style:name="T172" style:family="text">
      <style:text-properties fo:font-style="normal" officeooo:rsid="015d0ab1" style:font-style-asian="normal" style:font-style-complex="normal"/>
    </style:style>
    <style:style style:name="T173" style:family="text">
      <style:text-properties fo:font-style="normal" officeooo:rsid="01647ca3" style:font-style-asian="normal" style:font-style-complex="normal"/>
    </style:style>
    <style:style style:name="T174" style:family="text">
      <style:text-properties fo:font-style="normal" officeooo:rsid="0169b21c" style:font-style-asian="normal" style:font-style-complex="normal"/>
    </style:style>
    <style:style style:name="T175" style:family="text">
      <style:text-properties fo:font-style="normal" officeooo:rsid="016afa10" style:font-style-asian="normal" style:font-style-complex="normal"/>
    </style:style>
    <style:style style:name="T176" style:family="text">
      <style:text-properties fo:font-style="normal" officeooo:rsid="01709e43" style:font-style-asian="normal" style:font-style-complex="normal"/>
    </style:style>
    <style:style style:name="T177" style:family="text">
      <style:text-properties fo:font-style="normal" officeooo:rsid="01724796"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fo:font-style="normal" fo:font-weight="bold" officeooo:rsid="0113249e" style:font-style-asian="normal" style:font-weight-asian="bold" style:font-style-complex="normal" style:font-weight-complex="bold"/>
    </style:style>
    <style:style style:name="T180" style:family="text">
      <style:text-properties fo:font-style="normal" fo:font-weight="bold" officeooo:rsid="0145f6ca" style:font-style-asian="normal" style:font-weight-asian="bold" style:font-style-complex="normal" style:font-weight-complex="bold"/>
    </style:style>
    <style:style style:name="T181" style:family="text">
      <style:text-properties fo:font-style="normal" fo:font-weight="bold" officeooo:rsid="0157b0bf" style:font-style-asian="normal" style:font-weight-asian="bold" style:font-style-complex="normal" style:font-weight-complex="bold"/>
    </style:style>
    <style:style style:name="T182" style:family="text">
      <style:text-properties fo:font-style="normal" fo:font-weight="bold" officeooo:rsid="015cb48d" style:font-style-asian="normal" style:font-weight-asian="bold" style:font-style-complex="normal" style:font-weight-complex="bold"/>
    </style:style>
    <style:style style:name="T183" style:family="text">
      <style:text-properties fo:font-style="normal" fo:font-weight="normal" officeooo:rsid="0157b0bf" style:font-style-asian="normal" style:font-weight-asian="normal" style:font-style-complex="normal" style:font-weight-complex="normal"/>
    </style:style>
    <style:style style:name="T184" style:family="text">
      <style:text-properties fo:font-style="normal" fo:font-weight="normal" officeooo:rsid="0158f90a" style:font-style-asian="normal" style:font-weight-asian="normal" style:font-style-complex="normal" style:font-weight-complex="normal"/>
    </style:style>
    <style:style style:name="T185" style:family="text">
      <style:text-properties fo:font-style="normal" fo:font-weight="normal" officeooo:rsid="015d0ab1" style:font-style-asian="normal" style:font-weight-asian="normal" style:font-style-complex="normal" style:font-weight-complex="normal"/>
    </style:style>
    <style:style style:name="T186" style:family="text">
      <style:text-properties fo:font-style="normal" fo:font-weight="normal" officeooo:rsid="0169b21c" style:font-style-asian="normal" style:font-weight-asian="normal" style:font-style-complex="normal" style:font-weight-complex="normal"/>
    </style:style>
    <style:style style:name="T187" style:family="text">
      <style:text-properties officeooo:rsid="0113117d"/>
    </style:style>
    <style:style style:name="T188" style:family="text">
      <style:text-properties officeooo:rsid="0113249e"/>
    </style:style>
    <style:style style:name="T189" style:family="text">
      <style:text-properties officeooo:rsid="01179800"/>
    </style:style>
    <style:style style:name="T190" style:family="text">
      <style:text-properties officeooo:rsid="011905b8"/>
    </style:style>
    <style:style style:name="T191" style:family="text">
      <style:text-properties officeooo:rsid="011925e0"/>
    </style:style>
    <style:style style:name="T192" style:family="text">
      <style:text-properties officeooo:rsid="011a6259"/>
    </style:style>
    <style:style style:name="T193" style:family="text">
      <style:text-properties officeooo:rsid="011d5c59"/>
    </style:style>
    <style:style style:name="T194" style:family="text">
      <style:text-properties officeooo:rsid="01279f49"/>
    </style:style>
    <style:style style:name="T195" style:family="text">
      <style:text-properties officeooo:rsid="012d0615"/>
    </style:style>
    <style:style style:name="T196" style:family="text">
      <style:text-properties officeooo:rsid="01320c48"/>
    </style:style>
    <style:style style:name="T197" style:family="text">
      <style:text-properties officeooo:rsid="0133c8fb"/>
    </style:style>
    <style:style style:name="T198" style:family="text">
      <style:text-properties officeooo:rsid="0138131e"/>
    </style:style>
    <style:style style:name="T199" style:family="text">
      <style:text-properties officeooo:rsid="0138f7e3"/>
    </style:style>
    <style:style style:name="T200" style:family="text">
      <style:text-properties officeooo:rsid="0150203c"/>
    </style:style>
    <style:style style:name="T201" style:family="text">
      <style:text-properties officeooo:rsid="0152643c"/>
    </style:style>
    <style:style style:name="T202" style:family="text">
      <style:text-properties officeooo:rsid="01526cf5"/>
    </style:style>
    <style:style style:name="T203" style:family="text">
      <style:text-properties officeooo:rsid="0158f90a"/>
    </style:style>
    <style:style style:name="T204" style:family="text">
      <style:text-properties officeooo:rsid="015e7bfa"/>
    </style:style>
    <style:style style:name="T205" style:family="text">
      <style:text-properties officeooo:rsid="0160aa22"/>
    </style:style>
    <style:style style:name="T206" style:family="text">
      <style:text-properties officeooo:rsid="0169b21c"/>
    </style:style>
    <style:style style:name="T207" style:family="text">
      <style:text-properties officeooo:rsid="016d6bfa"/>
    </style:style>
    <style:style style:name="T208" style:family="text">
      <style:text-properties officeooo:rsid="016d8da7"/>
    </style:style>
    <style:style style:name="T209" style:family="text">
      <style:text-properties officeooo:rsid="01742b40"/>
    </style:style>
    <style:style style:name="T210" style:family="text">
      <style:text-properties officeooo:rsid="01762855"/>
    </style:style>
    <style:style style:name="T211" style:family="text">
      <style:text-properties officeooo:rsid="0176dc8c"/>
    </style:style>
    <style:style style:name="T212" style:family="text">
      <style:text-properties officeooo:rsid="01193e7d"/>
    </style:style>
    <style:style style:name="T2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4" style:family="text">
      <style:text-properties fo:color="#000000" style:font-name="Arial" fo:font-size="10pt" fo:language="en" fo:country="US" officeooo:rsid="011c340b" style:font-name-asian="Times New Roman" style:font-size-asian="10pt" style:font-name-complex="Times New Roman" style:font-size-complex="10pt" style:language-complex="ar" style:country-complex="SA"/>
    </style:style>
    <style:style style:name="T215" style:family="text">
      <style:text-properties officeooo:rsid="011af56d"/>
    </style:style>
    <style:style style:name="T216" style:family="text">
      <style:text-properties officeooo:rsid="012147db"/>
    </style:style>
    <style:style style:name="T217" style:family="text">
      <style:text-properties officeooo:rsid="011f7dc1"/>
    </style:style>
    <style:style style:name="T218" style:family="text">
      <style:text-properties officeooo:rsid="011c34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261639446208" text:id="ct140261639446208">
          <text:deletion>
            <office:change-info>
              <dc:creator>Unknown Author</dc:creator>
              <dc:date>2019-05-21T11:47:20</dc:date>
            </office:change-info>
            <text:p text:style-name="P52">These are the requirements on</text:p>
          </text:deletion>
        </text:changed-region>
        <text:changed-region xml:id="ct140261659718192" text:id="ct140261659718192">
          <text:insertion>
            <office:change-info>
              <dc:creator>Unknown Author</dc:creator>
              <dc:date>2019-05-21T11:47:20</dc:date>
            </office:change-info>
          </text:insertion>
        </text:changed-region>
        <text:changed-region xml:id="ct140261660275328" text:id="ct140261660275328">
          <text:deletion>
            <office:change-info>
              <dc:creator>Unknown Author</dc:creator>
              <dc:date>2019-05-21T11:47:29</dc:date>
            </office:change-info>
            <text:p text:style-name="P52">Perhaps the middle ground lies with a type of “actor service” which communicates through messages rather than method calls.</text:p>
          </text:deletion>
        </text:changed-region>
        <text:changed-region xml:id="ct140261686310832" text:id="ct140261686310832">
          <text:insertion>
            <office:change-info>
              <dc:creator>Unknown Author</dc:creator>
              <dc:date>2019-05-21T11:48:06</dc:date>
            </office:change-info>
          </text:insertion>
        </text:changed-region>
        <text:changed-region xml:id="ct140261654718928" text:id="ct140261654718928">
          <text:insertion>
            <office:change-info>
              <dc:creator>Unknown Author</dc:creator>
              <dc:date>2019-05-21T11:48:04</dc:date>
            </office:change-info>
          </text:insertion>
        </text:changed-region>
        <text:changed-region xml:id="ct140261673854608" text:id="ct140261673854608">
          <text:insertion>
            <office:change-info>
              <dc:creator>Unknown Author</dc:creator>
              <dc:date>2019-05-21T11:47:58</dc:date>
            </office:change-info>
          </text:insertion>
        </text:changed-region>
        <text:changed-region xml:id="ct140261631421648" text:id="ct140261631421648">
          <text:insertion>
            <office:change-info>
              <dc:creator>Unknown Author</dc:creator>
              <dc:date>2019-05-21T11:48:27</dc:date>
            </office:change-info>
          </text:insertion>
        </text:changed-region>
        <text:changed-region xml:id="ct140261625498160" text:id="ct140261625498160">
          <text:insertion>
            <office:change-info>
              <dc:creator>Unknown Author</dc:creator>
              <dc:date>2019-05-21T11:50:39</dc:date>
            </office:change-info>
          </text:insertion>
        </text:changed-region>
        <text:changed-region xml:id="ct140261625127776" text:id="ct140261625127776">
          <text:insertion>
            <office:change-info>
              <dc:creator>Unknown Author</dc:creator>
              <dc:date>2019-05-21T11:50:15</dc:date>
            </office:change-info>
          </text:insertion>
        </text:changed-region>
        <text:changed-region xml:id="ct140261672039840" text:id="ct140261672039840">
          <text:deletion>
            <office:change-info>
              <dc:creator>Unknown Author</dc:creator>
              <dc:date>2019-05-21T11:49:38</dc:date>
            </office:change-info>
            <text:list xml:id="list1070382824" text:style-name="L6">
              <text:list-item>
                <text:p text:style-name="P123"><text:span text:style-name="T70">Clust </text:span><text:span text:style-name="T79">3</text:span><text:span text:style-name="T84">(?)</text:span><text:span text:style-name="T70">:</text:span><text:span text:style-name="T119"> </text:span>Use the RSA to distribute actor services</text:p>
              </text:list-item>
            </text:list>
          </text:deletion>
        </text:changed-region>
        <text:changed-region xml:id="ct140261685128832" text:id="ct140261685128832">
          <text:insertion>
            <office:change-info>
              <dc:creator>Unknown Author</dc:creator>
              <dc:date>2019-05-21T11:49:06</dc:date>
            </office:change-info>
          </text:insertion>
        </text:changed-region>
        <text:changed-region xml:id="ct140261639885584" text:id="ct140261639885584">
          <text:insertion>
            <office:change-info>
              <dc:creator>Unknown Author</dc:creator>
              <dc:date>2019-05-21T11:49: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17"><text:user-defined style:data-style-name="N0" text:name="RFP Title">RFP-195 Actor Runtime</text:user-defined></text:p>
      <text:p text:style-name="P17"><text:span text:style-name="T2">Draft<text:line-break/><text:line-break/></text:span><text:span text:style-name="T2"><text:page-count style:num-format="1">13</text:page-count></text:span><text:span text:style-name="T2"> Pages</text:span></text:p>
      <text:p text:style-name="P8">Abstract</text:p>
      <text:p text:style-name="P52"><text:change text:change-id="ct140261639446208"/><text:change-start text:change-id="ct140261659718192"/><text:span text:style-name="T212">The Actor model is an architectural pattern designed to support high-scale concurrency without the need for locking constructs and with simple memory safety rules. This RFP looks at</text:span><text:change-end text:change-id="ct140261659718192"/> how to add support for the Actor concurrency model to the OSGi environment. The general direction is to retain the composition of OSGi services as the basic model for creating applications, while at the same time allowing application developers to schedule concurrent execution with an actor runtime, rather than to use threads and locks. This requires that a balanced way is found to mix the blocking parts of the computation as expressed by calling services with the non-blocking parts of the computation as expressed by sending messages between actors. Each type of computation is structured around a modularity construct with different properties – bundles for the blocking and actors for the non-blocking. <text:change text:change-id="ct140261660275328"/></text:p>
      <text:p text:style-name="P24"/>
      <text:h text:style-name="P40" text:outline-level="1" text:restart-numbering="true" text:start-value="-1">Document Information</text:h>
      <text:h text:style-name="P42" text:outline-level="2">License</text:h>
      <text:p text:style-name="P27">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1">I HEREBY ACKNOWLEDGE AND AGREE TO THE TERMS AND CONDITIONS DELINEATED ABOVE.</text:p>
      <text:h text:style-name="P43"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3" text:outline-level="2">Feedback</text:h>
      <text:p text:style-name="P23"><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4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8">1 Introduction<text:tab/>4</text:p>
          <text:p text:style-name="P18">2 Application Domain<text:tab/>4</text:p>
          <text:p text:style-name="P4">2.1 Terminology + Abbreviations<text:tab/>5</text:p>
          <text:p text:style-name="P18">3 Problem Description<text:tab/>5</text:p>
          <text:p text:style-name="P18">4 Use Cases<text:tab/>5</text:p>
          <text:p text:style-name="P18">5 Requirements<text:tab/>6</text:p>
          <text:p text:style-name="P18">6 Document Support<text:tab/>6</text:p>
          <text:p text:style-name="P4">6.1 References<text:tab/>6</text:p>
          <text:p text:style-name="P4">6.2 Author’s Address<text:tab/>6</text:p>
          <text:p text:style-name="P4">6.3 End of Document<text:tab/>6</text:p>
        </text:index-body>
      </text:table-of-content>
      <text:p text:style-name="P25"><text:soft-page-break/></text:p>
      <text:h text:style-name="P41"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51">Source code is shown in this typeface</text:span>.</text:p>
      <text:h text:style-name="P41"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6">Apr 16 2019</text:p>
          </table:table-cell>
          <table:table-cell table:style-name="Table1.C1" office:value-type="string">
            <text:p text:style-name="P16"><text:span text:style-name="T136">Todor Boev: </text:span>Initial draft based largely on research in integrating Akka with OSGi services.</text:p>
          </table:table-cell>
        </table:table-row>
        <table:table-row table:style-name="Table1.2">
          <table:table-cell table:style-name="Table1.A3" office:value-type="string">
            <text:p text:style-name="P12">0.1</text:p>
          </table:table-cell>
          <table:table-cell table:style-name="Table1.A3" office:value-type="string">
            <text:p text:style-name="P14">May 9 2019</text:p>
          </table:table-cell>
          <table:table-cell table:style-name="Table1.C3" office:value-type="string">
            <text:p text:style-name="P14">Todor Boev: Numerous clarifications and updates. Added requirement numbers.</text:p>
          </table:table-cell>
        </table:table-row>
        <table:table-row table:style-name="Table1.2">
          <table:table-cell table:style-name="Table1.A3" office:value-type="string">
            <text:p text:style-name="P13">0.2</text:p>
          </table:table-cell>
          <table:table-cell table:style-name="Table1.A3" office:value-type="string">
            <text:p text:style-name="P15">May 21 2019</text:p>
          </table:table-cell>
          <table:table-cell table:style-name="Table1.C3" office:value-type="string">
            <text:p text:style-name="P15">Todor Boev: <text:span text:style-name="T211">Substantially i</text:span>mproved the persistence section, <text:span text:style-name="T210">clarified the “ask” pattern</text:span></text:p>
          </table:table-cell>
        </table:table-row>
        <table:table-row table:style-name="Table1.2">
          <table:table-cell table:style-name="Table1.A3" office:value-type="string">
            <text:p text:style-name="P127"><text:change-start text:change-id="ct140261686310832"/>0.3<text:change-end text:change-id="ct140261686310832"/></text:p>
          </table:table-cell>
          <table:table-cell table:style-name="Table1.A3" office:value-type="string">
            <text:p text:style-name="P130"><text:change-start text:change-id="ct140261654718928"/>May 21 2019<text:change-end text:change-id="ct140261654718928"/></text:p>
          </table:table-cell>
          <table:table-cell table:style-name="Table1.C3" office:value-type="string">
            <text:p text:style-name="P131"><text:change-start text:change-id="ct140261673854608"/>Tim Ward: Updates to fill out the RFP ahead of discussions at the Face to Face meeting<text:change-end text:change-id="ct140261673854608"/></text:p>
          </table:table-cell>
        </table:table-row>
      </table:table>
      <text:h text:style-name="P39" text:outline-level="1">Introduction</text:h>
      <text:p text:style-name="Body"><text:change-start text:change-id="ct140261631421648"/>Software built using OSGi technology is primarily based around interactions between services published by OSGi bundles. These services are Java Objects, and therefore typically use a synchronous, blocking invocation model (as is common throughout Java). Service Objects may be called concurrently from many threads in many bundles, and therefore it is critical that services are thread-safe.</text:p>
      <text:p text:style-name="Body">Writing thread-safe services is simple if the services are stateless, however if the service does have internal state then access to it must be protected correctly. This can quickly become difficult to manage, <text:span text:style-name="T213">and</text:span> result in a service object which is difficult to maintain. In some cases these stateful services could be implemented much more simply using the Actor Model. <text:span text:style-name="T215">This RFP began as an investigation into the possibility of using the Actor model inside OSGi as a simpler way to handle concurrency for some types of OSGi services, especially those representing external devices. </text:span></text:p>
      <text:p text:style-name="Body">Initial research was carried out using the Akka framework, however the intent of this RFP is to explore actors generally, and not a specific implementation.<text:change-end text:change-id="ct140261631421648"/></text:p>
      <text:h text:style-name="P39" text:outline-level="1"><text:soft-page-break/>Application Domain</text:h>
      <text:p text:style-name="P30">Today’s software needs to be highly concurrent for several reasons. On one hand concurrent programs can make efficient use of all processor cores available to them. In this way concurrent programs can scale through parallelism. This is critical since for many years the only way to increase computational power is to add more cores or more machines rather than to make faster cores. On the other hand a lot of the software today needs to operate in real world conditions <text:span text:style-name="T136">where it faces </text:span>unpredictable concurrent events coming from the environment much like humans do. These two forces combine to create the need for software that <text:span text:style-name="T114">can use efficiently all computational resources available to execute as quickly as possible reactions to concurrently occurring events.</text:span></text:p>
      <text:p text:style-name="P31">One proven way to build software that can handle such conditions is the Actor model of computation. On the JVM the most prominent implementation of this model is the Akka framework based on the Scala programming language. <text:span text:style-name="T136">Outside the JVM t</text:span>he most prominent implementation of actors is the Erlang programming language <text:span text:style-name="T136">and libraries </text:span>and it’s underlying runtime.</text:p>
      <text:h text:style-name="P44" text:outline-level="2">Terminology + Abbreviations</text:h>
      <text:list xml:id="list69421100" text:style-name="L1">
        <text:list-item>
          <text:p text:style-name="P53"><text:span text:style-name="T42">Message:</text:span><text:span text:style-name="T5"> a data structure (DTO) which </text:span><text:span text:style-name="T37">is</text:span><text:span text:style-name="T5"> considered </text:span><text:span text:style-name="T9">immutable.</text:span></text:p>
        </text:list-item>
        <text:list-item>
          <text:p text:style-name="P54"><text:span text:style-name="T43">B</text:span><text:span text:style-name="T42">ehavior:</text:span><text:span text:style-name="T5"> </text:span><text:span text:style-name="T7">a function</text:span><text:span text:style-name="T33">al object</text:span><text:span text:style-name="T7">, which receives a message and returns a new behavior. </text:span><text:span text:style-name="T22">U</text:span><text:span text:style-name="T11">seful work is performed as side effects during </text:span><text:span text:style-name="T23">the function call</text:span><text:span text:style-name="T11">. </text:span><text:span text:style-name="T22">S</text:span><text:span text:style-name="T11">tate is passed from one behavior </text:span><text:span text:style-name="T14">by enclosing it in the next behavior</text:span><text:span text:style-name="T11">.</text:span></text:p>
        </text:list-item>
        <text:list-item>
          <text:p text:style-name="P55"><text:span text:style-name="T42">Actor:</text:span><text:span text:style-name="T5"> </text:span><text:span text:style-name="T7">a</text:span><text:span text:style-name="T36">n abstract</text:span><text:span text:style-name="T7"> </text:span><text:span text:style-name="T18">container </text:span><text:span text:style-name="T29">that manages the sequential atomic processing of messages by an unfolding chain of behaviors</text:span><text:span text:style-name="T18">. </text:span><text:span text:style-name="T35">The actor uses each</text:span><text:span text:style-name="T29"> behavior </text:span><text:span text:style-name="T35">to </text:span><text:span text:style-name="T29">processes one message and </text:span><text:span text:style-name="T35">then replaces it with </text:span><text:span text:style-name="T29">the next behavior</text:span><text:span text:style-name="T28">.</text:span></text:p>
        </text:list-item>
        <text:list-item>
          <text:p text:style-name="P55"><text:span text:style-name="T42">Actor address</text:span><text:span text:style-name="T5">: </text:span><text:span text:style-name="T8">an immutable identifier of an </text:span><text:span text:style-name="T10">a</text:span><text:span text:style-name="T8">ctor. Each actor has at least one address. The only way to send a message to an actor is to sent it to it’s address. </text:span><text:span text:style-name="T10">Actors can send messages to their own address.</text:span></text:p>
        </text:list-item>
        <text:list-item>
          <text:p text:style-name="P59"><text:span text:style-name="T44">A</text:span><text:span text:style-name="T42">synchronous </text:span><text:span text:style-name="T45">message </text:span><text:span text:style-name="T42">delivery</text:span><text:span text:style-name="T5">: </text:span><text:span text:style-name="T12">sending a message does not return </text:span><text:span text:style-name="T17">a </text:span><text:span text:style-name="T12">value and does not block </text:span><text:span text:style-name="T15">behavior execution</text:span><text:span text:style-name="T12"> </text:span><text:span text:style-name="T39">(fire and forget).</text:span></text:p>
        </text:list-item>
        <text:list-item>
          <text:p text:style-name="P59"><text:span text:style-name="T44">A</text:span><text:span text:style-name="T42">t-most-once </text:span><text:span text:style-name="T45">message </text:span><text:span text:style-name="T42">delivery</text:span><text:span text:style-name="T5">: </text:span><text:span text:style-name="T13">once sent a message </text:span><text:span text:style-name="T16">can be </text:span><text:span text:style-name="T5">delivered to </text:span><text:span text:style-name="T16">the </text:span><text:span text:style-name="T21">recipient</text:span><text:span text:style-name="T16"> </text:span><text:span text:style-name="T21">zero or one time</text:span><text:span text:style-name="T5">.</text:span></text:p>
        </text:list-item>
        <text:list-item>
          <text:p text:style-name="P60"><text:span text:style-name="T46">S</text:span><text:span text:style-name="T42">upervisor</text:span><text:span text:style-name="T5">: </text:span><text:span text:style-name="T27">an actor </text:span><text:span text:style-name="T34">that decides how to handle failures in one or more other actors. Each actor has zero or one supervisor.</text:span></text:p>
        </text:list-item>
        <text:list-item>
          <text:p text:style-name="P62"><text:span text:style-name="T42">Supervisor hierarchy</text:span><text:span text:style-name="T5">: the </text:span><text:span text:style-name="T30">tree </text:span><text:span text:style-name="T5">formed by traversing the supervisor relationships between all actors.</text:span></text:p>
        </text:list-item>
        <text:list-item>
          <text:p text:style-name="P60"><text:span text:style-name="T42">Supervisor strategy:</text:span><text:span text:style-name="T5"> a function specified by the </text:span><text:span text:style-name="T34">supervisor that is called to make a decision on what to do with </text:span><text:span text:style-name="T38">a</text:span><text:span text:style-name="T34"> failed </text:span><text:span text:style-name="T36">child</text:span><text:span text:style-name="T34">. </text:span><text:span text:style-name="T26">E.g. </text:span><text:span text:style-name="T38">the function can return a signal </text:span><text:span text:style-name="T26">“restart” </text:span><text:span text:style-name="T38">to </text:span><text:span text:style-name="T34">cause the failed </text:span><text:span text:style-name="T38">child</text:span><text:span text:style-name="T34"> to be reset to it’s initial behavior and continue processing</text:span><text:span text:style-name="T26">.</text:span></text:p>
        </text:list-item>
        <text:list-item>
          <text:p text:style-name="P56"><text:span text:style-name="T47">Actor runtime</text:span><text:span text:style-name="T26">: </text:span><text:span text:style-name="T8">the engine which drives the </text:span><text:span text:style-name="T24">concurrent </text:span><text:span text:style-name="T8">execution </text:span><text:span text:style-name="T10">of </text:span><text:span text:style-name="T25">a large number </text:span><text:span text:style-name="T31">of</text:span><text:span text:style-name="T25"> </text:span><text:span text:style-name="T10">actors</text:span></text:p>
        </text:list-item>
      </text:list>
      <text:h text:style-name="P39" text:outline-level="1"><text:soft-page-break/>Problem Description</text:h>
      <text:p text:style-name="P33">As all other applications OSGi programs increasingly need to be deployed in real world conditions where the primary model of interaction is through large numbers of concurrent events coming over network interfaces or other asynchronous and unreliable channels.</text:p>
      <text:p text:style-name="P33">Up until now we have addressed these conditions with concurrency primitives like Promises and PushStreams. These models however are functional in nature and do not model well concurrently changing state. At present we model dynamic state with services and service events. While this model has proven to be an effective way to structure an application the communication between the stateful services is still done through regular method calls done on multiple threads and protected by locks. These concurrency mechanisms have proven extremely hard to get right on one machine let alone in a distributed environment. There is a need for a more robust communication mechanism between services. One alternative to blocking method calls is asynchronous message passing. Introducing this communication mechanism should complement Promises and PushStreams to give OSGi an all- round ability to handle highly concurrent loads.</text:p>
      <text:h text:style-name="P39" text:outline-level="1">Use Cases</text:h>
      <text:p text:style-name="Body"><text:change-start text:change-id="ct140261625498160"/><text:span text:style-name="T218">The IoT “Digital Twin” model is implemented by providing a virtual representation of a real physical device. Users interact with the virtual representation of the device, with the state of the digital twin being synchronized with the physical device. By necessity a digital twin must contain a significant amount of internal state, and it is vital that </text:span><text:span text:style-name="T214">the</text:span><text:span text:style-name="T218"> internal state remain consistent, even when a large number of users are competing for access to the digital twin. Implementing the digital twin using the actor model can greatly simplify the state machine representing the allowed actions and behaviours of the digital twin. This pattern is being used to help build automated factories and modular manufacturing pipelines.</text:span><text:span text:style-name="T218"><text:bookmark-ref text:reference-format="number" text:ref-name="__RefNumPara__8792_2989838853">[3].</text:bookmark-ref></text:span></text:p>
      <text:p text:style-name="Body">As OSGi is often used in industrial embedded control systems it would therefore be beneficial for an OSGi developer to implement a digital twin using the Actor Model, restricting access to the Digital Twin so that it can be implemented simply, while still remaining able to access OSGi services provided by other bundles from inside the Actor.<text:change-end text:change-id="ct140261625498160"/></text:p>
      <text:h text:style-name="P39" text:outline-level="1"><text:soft-page-break/>Requirements</text:h>
      <text:p text:style-name="P35">The requirements describe the minimal viable actor system. Even though a lot of requirements go beyond the <text:span text:style-name="T137">minimal </text:span>actor execution model they are nevertheless needed to implement practical actor applications.</text:p>
      <text:p text:style-name="P36"><text:span text:style-name="T190">Still i</text:span>t is highly preferable to use existing OSGi specifications to support as many of the requirements as possible. E.g. Promises are a great candidate to support any interactions of actors with non-actor services. The goal is to have an OSGi system extended with the actor programming model, rather than other way around.</text:p>
      <text:h text:style-name="P45" text:outline-level="2">Execution model</text:h>
      <text:p text:style-name="P32">This is simply a generic actor execution model not related to OSGi</text:p>
      <text:list xml:id="list2806582392" text:style-name="L2">
        <text:list-item>
          <text:p text:style-name="P64"><text:span text:style-name="T55">E</text:span><text:span text:style-name="T57">xec </text:span><text:span text:style-name="T79">1</text:span>: The actor runtime <text:span text:style-name="T55">must</text:span> provide <text:span text:style-name="T52">at lest one address for each actor</text:span></text:p>
        </text:list-item>
        <text:list-item>
          <text:p text:style-name="P68"><text:span text:style-name="T55">Exec </text:span><text:span text:style-name="T79">2</text:span>: The actor runtime <text:span text:style-name="T55">must</text:span> store behaviors as (functional) objects/<text:span text:style-name="T191">closures</text:span></text:p>
          <text:list>
            <text:list-item>
              <text:p text:style-name="P68"><text:span text:style-name="T191">So that they can capture state by closing over effectively-final variables visible in their lexical scope</text:span>.</text:p>
            </text:list-item>
          </text:list>
        </text:list-item>
        <text:list-item>
          <text:p text:style-name="P69"><text:span text:style-name="T55">E</text:span><text:span text:style-name="T57">xec </text:span><text:span text:style-name="T79">3</text:span>: The actor runtime <text:span text:style-name="T55">must</text:span> guarantee that at all times an actor is associated with <text:span text:style-name="T110">exactly</text:span> one behavior</text:p>
          <text:list>
            <text:list-item>
              <text:p text:style-name="P70">This also implies an actor is atomically initialized with a behavior upon creation</text:p>
            </text:list-item>
          </text:list>
        </text:list-item>
        <text:list-item>
          <text:p text:style-name="P57"><text:span text:style-name="T57">Exec </text:span><text:span text:style-name="T79">4</text:span>: <text:span text:style-name="T97">An actor </text:span><text:span text:style-name="T78">must</text:span><text:span text:style-name="T97"> have a way to access </text:span>it’s own address (self) <text:span text:style-name="T53">from it’s behavior</text:span></text:p>
        </text:list-item>
        <text:list-item>
          <text:p text:style-name="P65"><text:span text:style-name="T55">E</text:span><text:span text:style-name="T57">xec </text:span><text:span text:style-name="T79">5</text:span>: <text:span text:style-name="T97">An actor behavior </text:span><text:span text:style-name="T78">must</text:span><text:span text:style-name="T97"> have a way</text:span> to send <text:span text:style-name="T190">messages </text:span>to <text:span text:style-name="T190">an actor address it has access to</text:span></text:p>
          <text:list>
            <text:list-item>
              <text:p text:style-name="P65"><text:span text:style-name="T191">Behaviors close over effectively-final actor addresses like any other piece of state</text:span>.</text:p>
            </text:list-item>
          </text:list>
        </text:list-item>
        <text:list-item>
          <text:p text:style-name="P66"><text:span text:style-name="T58">Exec </text:span><text:span text:style-name="T79">6</text:span><text:span text:style-name="T54">: The actor runtime </text:span><text:span text:style-name="T58">must</text:span><text:span text:style-name="T54"> guarantee </text:span>asynchronous <text:span text:style-name="T87">message delivery</text:span>.</text:p>
          <text:list>
            <text:list-item>
              <text:p text:style-name="P66"><text:span text:style-name="T192">Behavior</text:span> co<text:span text:style-name="T52">d</text:span>e <text:span text:style-name="T77">must</text:span><text:span text:style-name="T52"> not block waiting for the message to be processed by the recipient.</text:span></text:p>
            </text:list-item>
          </text:list>
        </text:list-item>
        <text:list-item>
          <text:p text:style-name="P66"><text:span text:style-name="T55">E</text:span><text:span text:style-name="T59">xec </text:span><text:span text:style-name="T79">7</text:span>: The actor runtime <text:span text:style-name="T55">must</text:span> <text:span text:style-name="T87">guarantee </text:span>“at-most-once” <text:span text:style-name="T87">message delivery</text:span>.</text:p>
          <text:list>
            <text:list-item>
              <text:p text:style-name="P66"><text:span text:style-name="T192">While it is allowed for messages to not be delivered it is not allowed for the same message to be delivered twice</text:span>.</text:p>
            </text:list-item>
          </text:list>
        </text:list-item>
        <text:list-item>
          <text:p text:style-name="P58"><text:span text:style-name="T55">E</text:span><text:span text:style-name="T59">xec </text:span><text:span text:style-name="T79">8</text:span>: It <text:span text:style-name="T55">must</text:span> be possible for messages to contain addresses of actors.</text:p>
        </text:list-item>
        <text:list-item>
          <text:p text:style-name="P67"><text:span text:style-name="T55">E</text:span><text:span text:style-name="T59">xec </text:span><text:span text:style-name="T79">9</text:span>: <text:span text:style-name="T111">An actor </text:span><text:span text:style-name="T76">must</text:span><text:span text:style-name="T111"> process messages only in sequential atomic steps. At each step </text:span><text:span text:style-name="T19">the actor first calls it’s </text:span><text:span text:style-name="T27">current </text:span><text:span text:style-name="T19">behavior </text:span><text:span text:style-name="T20">with the </text:span><text:span text:style-name="T32">current</text:span><text:span text:style-name="T27"> </text:span><text:span text:style-name="T20">message and gets back a new behavior</text:span><text:span text:style-name="T19">. Then the actor replaces it’s </text:span><text:span text:style-name="T20">current </text:span><text:span text:style-name="T19">behavior with that new behavior.</text:span></text:p>
          <text:list>
            <text:list-item>
              <text:p text:style-name="P67"><text:span text:style-name="T41">Therefore an </text:span><text:span text:style-name="T8">actor maintains a continuation passing style of execution driven by messages.</text:span></text:p>
            </text:list-item>
            <text:list-item>
              <text:p text:style-name="P71"><text:soft-page-break/><text:span text:style-name="T8">It is permissible to execute each step on a </text:span><text:span text:style-name="T40">different</text:span><text:span text:style-name="T8"> thread (e.g. from a pool), but it is not </text:span><text:span text:style-name="T5">under any conditions </text:span><text:span text:style-name="T8">permissible for two or more threads to execute steps concurrently. </text:span><text:span text:style-name="T50">Violating this principle renders the actor system unusable</text:span><text:span text:style-name="T5">.</text:span></text:p>
            </text:list-item>
            <text:list-item>
              <text:p text:style-name="P72"><text:span text:style-name="T8">T</text:span><text:span text:style-name="T5">his still allows users to have a mutable behavior object, which always returns itself, thus enabling an “object oriented” style of actor.</text:span></text:p>
            </text:list-item>
          </text:list>
        </text:list-item>
        <text:list-item>
          <text:p text:style-name="P73"><text:span text:style-name="T55">E</text:span><text:span text:style-name="T59">xec </text:span><text:span text:style-name="T79">10</text:span>: The actor runtime <text:span text:style-name="T55">must</text:span> not deliver messages to a behavior which is no longer current for an actor</text:p>
        </text:list-item>
        <text:list-item>
          <text:p text:style-name="P74"><text:span text:style-name="T55">E</text:span><text:span text:style-name="T59">xec </text:span><text:span text:style-name="T79">11</text:span>: It <text:span text:style-name="T55">must</text:span> be possible for a behavior to return a value which signals no more messages should be processed. <text:span text:style-name="T111">After this happens the actor runtime must stop delivering messages to the actor and perform any post-death actions (see supervision and “death watch”) below</text:span>.</text:p>
        </text:list-item>
        <text:list-item>
          <text:p text:style-name="P63"><text:span text:style-name="T66">E</text:span><text:span text:style-name="T59">xec </text:span><text:span text:style-name="T79">12</text:span><text:span text:style-name="T105">: An actor behavior </text:span><text:span text:style-name="T66">must</text:span><text:span text:style-name="T105"> have a way to create a new actor by specifying an initial behavior for that actor. The creation </text:span><text:span text:style-name="T49">call</text:span><text:span text:style-name="T105"> must return </text:span><text:span text:style-name="T66">synchronously</text:span><text:span text:style-name="T105"> the address of the new actor.</text:span><text:change-start text:change-id="ct140261625127776"/></text:p>
        </text:list-item>
        <text:list-item>
          <text:p text:style-name="P126">Exec 13: Messages exchanged by Actors <text:span text:style-name="T55">must</text:span> support type-safe data access. It is not acceptable for <text:span text:style-name="T217">the programming model to provide only Map as an exchange type.</text:span><text:change-end text:change-id="ct140261625127776"/></text:p>
        </text:list-item>
      </text:list>
      <text:h text:style-name="Heading_20_2" text:outline-level="2">Error handling</text:h>
      <text:list xml:id="list2901994180" text:style-name="L3">
        <text:list-item>
          <text:p text:style-name="P77"><text:span text:style-name="T60">Err </text:span><text:span text:style-name="T79">1</text:span><text:span text:style-name="T92">: Each actor must have exactly one supervisor. The supervisor is always the actor who created the supervised (child) actor.</text:span></text:p>
        </text:list-item>
        <text:list-item>
          <text:p text:style-name="P78"><text:span text:style-name="T55">Err </text:span><text:span text:style-name="T79">2</text:span>: The supervisor is established once during actor creation and can not be changed subsequently.</text:p>
        </text:list-item>
        <text:list-item>
          <text:p text:style-name="P77"><text:span text:style-name="T67">E</text:span><text:span text:style-name="T59">rr </text:span><text:span text:style-name="T79">3</text:span><text:span text:style-name="T93">: There must be exactly one root actor which has no supervisor.</text:span></text:p>
        </text:list-item>
        <text:list-item>
          <text:p text:style-name="P61"><text:span text:style-name="T55">E</text:span><text:span text:style-name="T59">rr </text:span><text:span text:style-name="T79">4</text:span>: <text:span text:style-name="T94">There must be a way for </text:span>a behavior to specify <text:span text:style-name="T93">a supervisor strategy function when it creates a child actor</text:span>.</text:p>
        </text:list-item>
        <text:list-item>
          <text:p text:style-name="P79"><text:span text:style-name="T55">Err </text:span><text:span text:style-name="T79">5</text:span>: An actor must process the errors of it’s children <text:span text:style-name="T95">sequentially </text:span>as <text:span text:style-name="T95">special </text:span>messages <text:span text:style-name="T95">within the regular message stream</text:span>. <text:span text:style-name="T96">The difference is that the error message is delivered to the parent’s supervisor strategy function rather than to the parent’s behavior</text:span>.</text:p>
          <text:list>
            <text:list-item>
              <text:p text:style-name="P80">The definition of an actor is thus expanded to include not just the current behavior function, but also the set of supervisor strategy functions it has attached to it’s children. Each member <text:span text:style-name="T152">function </text:span>of the actor processes <text:span text:style-name="T151">the next</text:span> message <text:span text:style-name="T193">(error or regular respectively) </text:span>as appropriate. <text:span text:style-name="T151">No message is processed by more than one member function.</text:span></text:p>
            </text:list-item>
          </text:list>
        </text:list-item>
        <text:list-item>
          <text:p text:style-name="P61"><text:span text:style-name="T55">E</text:span><text:span text:style-name="T59">rr </text:span><text:span text:style-name="T79">6</text:span>: <text:span text:style-name="T94">The following return values from the supervisor strategy function must be supported:</text:span></text:p>
          <text:list>
            <text:list-item>
              <text:p text:style-name="P81"><text:span text:style-name="T55">resume</text:span>: the <text:span text:style-name="T95">failed</text:span> actor <text:span text:style-name="T95">retains it’s behavior. It then proceeds to process the next message.</text:span></text:p>
            </text:list-item>
            <text:list-item>
              <text:p text:style-name="P81"><text:span text:style-name="T55">reset</text:span>: the <text:span text:style-name="T95">failed</text:span> actor is reset to the behavior with which it was created. <text:span text:style-name="T95">It will then proceed to process the next message.</text:span></text:p>
            </text:list-item>
            <text:list-item>
              <text:p text:style-name="P81"><text:span text:style-name="T55">stop</text:span>: the <text:span text:style-name="T95">failed </text:span>actor is stopped. It can no longer process messages and is garbage collected.</text:p>
            </text:list-item>
            <text:list-item>
              <text:p text:style-name="P81"><text:span text:style-name="T55">escalate</text:span>: the <text:span text:style-name="T115">supervising</text:span> actor <text:span text:style-name="T95">is stopped. The error is propagated up the hierarchy to it’s supervisor</text:span>.</text:p>
            </text:list-item>
          </text:list>
        </text:list-item>
        <text:list-item>
          <text:p text:style-name="P81"><text:span text:style-name="T55">E</text:span><text:span text:style-name="T59">rr </text:span><text:span text:style-name="T79">7</text:span>: When a supervisor is stopped all of it’s children are stopped first.</text:p>
        </text:list-item>
      </text:list>
      <text:h text:style-name="P46" text:outline-level="2"><text:soft-page-break/>Core capabilities</text:h>
      <text:p text:style-name="P28"><text:span text:style-name="T90">N</text:span>ot part of the core execution model, <text:span text:style-name="T90">hard or impossible to </text:span>implemented on top <text:span text:style-name="T91">of </text:span>the <text:span text:style-name="T90">core </text:span>execution model, <text:span text:style-name="T136">so must be supported by the actor runtime instead.</text:span></text:p>
      <text:list xml:id="list1898248803" text:style-name="L4">
        <text:list-item>
          <text:p text:style-name="P75"><text:span text:style-name="T61">Core </text:span><text:span text:style-name="T79">1</text:span><text:span text:style-name="T88">: Message ordering. Sender and receiver observe the same message order</text:span></text:p>
        </text:list-item>
        <text:list-item>
          <text:p text:style-name="P82"><text:span text:style-name="T55">C</text:span><text:span text:style-name="T62">ore </text:span><text:span text:style-name="T79">2</text:span>: Death watch: <text:span text:style-name="T103">an actor can register an address in order to receive a message signifying that the actor referenced by this address has died.</text:span></text:p>
          <text:list>
            <text:list-item>
              <text:p text:style-name="P85">This allows actors to clean invalid addresses <text:span text:style-name="T116">they have</text:span></text:p>
            </text:list-item>
            <text:list-item>
              <text:p text:style-name="P85">This allows actors to stop when the other actor <text:span text:style-name="T109">w</text:span>as critical to their function, even though they are not it’s supervisor</text:p>
            </text:list-item>
          </text:list>
        </text:list-item>
        <text:list-item>
          <text:p text:style-name="P83"><text:span text:style-name="T55">C</text:span><text:span text:style-name="T62">ore </text:span><text:span text:style-name="T79">3</text:span>: Message buffering. <text:span text:style-name="T116">The actor runtime must be able to buffer (rather than drop) messages sent to an address while the actor targeted by the message executes it’s current behavior.</text:span></text:p>
        </text:list-item>
        <text:list-item>
          <text:p text:style-name="P76"><text:span text:style-name="T61">Core </text:span><text:span text:style-name="T79">4</text:span><text:span text:style-name="T88">: Scheduled message delivery. It must be possible for an actor to schedule one-shot or periodic delivery of a message to an arbitrary address (including “self”) with a given time interval.</text:span></text:p>
        </text:list-item>
        <text:list-item>
          <text:p text:style-name="P76"><text:span text:style-name="T61">Core </text:span><text:span text:style-name="T79">5</text:span><text:span text:style-name="T88">: P</text:span>ub/<text:span text:style-name="T88">S</text:span>ub message delivery. <text:span text:style-name="T116">The actor runtime should provide a global pub/sub subsystem where actors can subscribe for messages of a given type and respectively post messages.</text:span></text:p>
        </text:list-item>
        <text:list-item>
          <text:p text:style-name="P86"><text:span text:style-name="T55">C</text:span><text:span text:style-name="T62">ore </text:span><text:span text:style-name="T79">6</text:span> (?): Dead letters: subscribe to messages sent to addresses of dead actors</text:p>
        </text:list-item>
        <text:list-item>
          <text:p text:style-name="P87"><text:span text:style-name="T55">Core 7</text:span>: Logging: the actor runtime must provide behaviors with a logger that does not block execution until the log is fully processed (e.g. committed to a file or printed on the console)</text:p>
        </text:list-item>
      </text:list>
      <text:h text:style-name="P47" text:outline-level="2">Core <text:span text:style-name="T89">patterns</text:span></text:h>
      <text:p text:style-name="P29">Can be implemented on top of the core execution model <text:span text:style-name="T196">and capabilities as utilities, base classes, etc. or if preferable can be built into the actor runtime</text:span>.</text:p>
      <text:list xml:id="list115118995952473" text:continue-numbering="true" text:style-name="L4">
        <text:list-item>
          <text:p text:style-name="P76"><text:span text:style-name="T63">Pat </text:span><text:span text:style-name="T80">1</text:span><text:span text:style-name="T98">: M</text:span>essage deconstruction: <text:span text:style-name="T88">something to help with pattern matching</text:span></text:p>
        </text:list-item>
        <text:list-item>
          <text:p text:style-name="P84"><text:span text:style-name="T63">Pat </text:span><text:span text:style-name="T80">2</text:span>: “<text:span text:style-name="T120">Ask” (</text:span>Req<text:span text:style-name="T203">uest</text:span>/Resp<text:span text:style-name="T203">onse)</text:span> message exchange</text:p>
          <text:list>
            <text:list-item>
              <text:p text:style-name="P88">Actor sends a request and starts a timer to send a failure message to “self”.</text:p>
            </text:list-item>
            <text:list-item>
              <text:p text:style-name="P88">If response arrives before the failure message the failure message is ignored.</text:p>
            </text:list-item>
            <text:list-item>
              <text:p text:style-name="P89">If response arrives after failure message the response is ignored.</text:p>
            </text:list-item>
            <text:list-item>
              <text:p text:style-name="P90"><text:span text:style-name="T209">Similar</text:span> <text:span text:style-name="T209">to </text:span>a Promise: the failure <text:span text:style-name="T197">message </text:span>and the response <text:span text:style-name="T197">message </text:span>race to resolve the promise. Once resolved no further updates <text:span text:style-name="T189">can</text:span> take effect.</text:p>
            </text:list-item>
          </text:list>
        </text:list-item>
        <text:list-item>
          <text:p text:style-name="P83"><text:span text:style-name="T63">Pat </text:span><text:span text:style-name="T80">3</text:span>: “At-<text:span text:style-name="T89">least</text:span>-once” message delivery: <text:span text:style-name="T153">requires message equality, receiver acknowledges messages, sender tracks outgoing messages (to resend unacknowledged)</text:span></text:p>
          <text:list>
            <text:list-item>
              <text:p text:style-name="P91">The tracking of <text:span text:style-name="T153">acknowledgments</text:span> <text:span text:style-name="T153">may</text:span> be supported by persistence (see the Persistence section)</text:p>
            </text:list-item>
          </text:list>
        </text:list-item>
        <text:list-item>
          <text:p text:style-name="P83"><text:soft-page-break/><text:span text:style-name="T63">Pat </text:span><text:span text:style-name="T80">4</text:span>: “Exactly-once” message delivery: <text:span text:style-name="T153">requires message equality, receiver acknowledges messages, sender tracks outgoing messages (to resend unacknowledged), receiver tracks incoming messages (to ignore repeats)</text:span></text:p>
          <text:list>
            <text:list-item>
              <text:p text:style-name="P92">The tracking of <text:span text:style-name="T153">acknowledgments and duplicates may</text:span> be supported by persistence (see the Persistence section)</text:p>
            </text:list-item>
          </text:list>
        </text:list-item>
      </text:list>
      <text:h text:style-name="Heading_20_2" text:outline-level="2"><text:span text:style-name="T99">OSGi i</text:span>ntegration</text:h>
      <text:list xml:id="list461981180" text:style-name="L5">
        <text:list-item>
          <text:p text:style-name="P95"><text:span text:style-name="T71">Int </text:span><text:span text:style-name="T81">1</text:span><text:span text:style-name="T71">:</text:span><text:span text:style-name="T123"> As a general rule </text:span><text:span text:style-name="T122">actors should be treated </text:span><text:span text:style-name="T124">more </text:span><text:span text:style-name="T122">as a concurrency model, rather than as </text:span><text:span text:style-name="T127">the</text:span><text:span text:style-name="T122"> </text:span><text:span text:style-name="T127">default</text:span><text:span text:style-name="T122"> </text:span><text:span text:style-name="T127">programming </text:span><text:span text:style-name="T122">model. </text:span><text:span text:style-name="T124">The structure of the program </text:span><text:span text:style-name="T123">should be </text:span><text:span text:style-name="T124">expressed </text:span><text:span text:style-name="T128">first </text:span><text:span text:style-name="T124">as </text:span><text:span text:style-name="T123">standard </text:span><text:span text:style-name="T124">OSGi service composition </text:span><text:span text:style-name="T123">as much as possible (e.g. DS components)</text:span><text:span text:style-name="T124">. </text:span><text:span text:style-name="T128">Then </text:span><text:span text:style-name="T125">some services </text:span><text:span text:style-name="T129">may</text:span><text:span text:style-name="T128"> </text:span><text:span text:style-name="T130">have message oriented APIs and </text:span><text:span text:style-name="T126">run actors </text:span><text:span text:style-name="T130">to support them</text:span><text:span text:style-name="T126">.</text:span></text:p>
        </text:list-item>
        <text:list-item>
          <text:p text:style-name="P96"><text:span text:style-name="T55">Int </text:span><text:span text:style-name="T81">2</text:span>: As a general rule all communication from the external world to the actor system <text:span text:style-name="T55">must</text:span> be asynchronous.</text:p>
          <text:list>
            <text:list-item>
              <text:p text:style-name="P97">In practice this means <text:span text:style-name="T121">external parties should be able to send messages to an address provided by the actor system, just like regular actors do.</text:span></text:p>
            </text:list-item>
          </text:list>
        </text:list-item>
        <text:list-item>
          <text:p text:style-name="P96"><text:span text:style-name="T55">Int </text:span><text:span text:style-name="T81">3</text:span>: As a general rule all communication from the actor system to the external world <text:span text:style-name="T48">should</text:span> be asynchronous.</text:p>
          <text:list>
            <text:list-item>
              <text:p text:style-name="P97">In practice this means actors <text:span text:style-name="T132">should</text:span> wrap calls <text:span text:style-name="T154">to </text:span>the <text:span text:style-name="T107">outside</text:span> world in Promises, which once resolved send messages back to “self” as <text:span text:style-name="T132">a regular </text:span>external party <text:span text:style-name="T154">(</text:span><text:span text:style-name="T73">Int </text:span><text:span text:style-name="T82">2)</text:span>. The Promises <text:span text:style-name="T117">should</text:span> be scheduled on threads that do not drive the actor <text:span text:style-name="T117">message delivery (bulk-heading)</text:span>.</text:p>
            </text:list-item>
          </text:list>
        </text:list-item>
        <text:list-item>
          <text:p text:style-name="P98"><text:span text:style-name="T64">Int </text:span><text:span text:style-name="T81">4</text:span><text:span text:style-name="T100">: It </text:span><text:span text:style-name="T64">must</text:span><text:span text:style-name="T100"> be possible to initialize behaviors with arbitrary OSGi services prior to the first message being processed.</text:span></text:p>
        </text:list-item>
        <text:list-item>
          <text:p text:style-name="P99"><text:span text:style-name="T64">Int </text:span><text:span text:style-name="T81">5</text:span><text:span text:style-name="T100">: It </text:span><text:span text:style-name="T64">must</text:span><text:span text:style-name="T100"> be possible to initialize behaviors with configuration provided by the Configuration Admin prior to the first message being processed</text:span></text:p>
        </text:list-item>
        <text:list-item>
          <text:p text:style-name="P100"><text:span text:style-name="T56">Int </text:span><text:span text:style-name="T81">6</text:span><text:span text:style-name="T102">: It </text:span><text:span text:style-name="T56">must</text:span><text:span text:style-name="T102"> be possible to stop any actor when it’s configuration or a service dependency goes away</text:span></text:p>
          <text:list>
            <text:list-item>
              <text:p text:style-name="P102">This <text:span text:style-name="T55">must</text:span> happen asynchronously <text:span text:style-name="T108">via </text:span>messages or other native actor mechanisms <text:span text:style-name="T108">(death watch).</text:span></text:p>
            </text:list-item>
            <text:list-item>
              <text:p text:style-name="P102">Still the actor <text:span text:style-name="T55">must</text:span> be prevented from calling stale services <text:span text:style-name="T194">even though it will observe the service unregistration after the fact due to asynchrony</text:span>. Since <text:span text:style-name="T134">the actor</text:span> should <text:span text:style-name="T135">call the service through </text:span>Promises <text:span text:style-name="T133">as per </text:span><text:span text:style-name="T74">Int 2</text:span> <text:span text:style-name="T200">one way is to fail those Promises immediately and let the actor run into the failure later within it’s regular message flow.</text:span></text:p>
            </text:list-item>
          </text:list>
        </text:list-item>
        <text:list-item>
          <text:p text:style-name="P101"><text:span text:style-name="T55">Int </text:span><text:span text:style-name="T81">7</text:span>: It <text:span text:style-name="T75">should</text:span> be possible for supervisors to specify an “escalate” <text:span text:style-name="T104">strategy when a child starts to fail because of an unbound service / configuration</text:span>.</text:p>
          <text:list>
            <text:list-item>
              <text:p text:style-name="P104"><text:span text:style-name="T106">In practice t</text:span>his means there must be a dedicated exception <text:span text:style-name="T106">or error message </text:span>to which the supervisor strategy function can react.</text:p>
            </text:list-item>
          </text:list>
        </text:list-item>
        <text:list-item>
          <text:p text:style-name="P105"><text:span text:style-name="T55">Int </text:span><text:span text:style-name="T81">8</text:span>: It <text:span text:style-name="T55">must</text:span> be possible <text:span text:style-name="T112">for any bundle to call the actor system to discover actor addresses</text:span></text:p>
        </text:list-item>
        <text:list-item>
          <text:p text:style-name="P93"><text:span text:style-name="T65">Int </text:span><text:span text:style-name="T81">9</text:span><text:span text:style-name="T101">: It </text:span><text:span text:style-name="T65">must</text:span><text:span text:style-name="T101"> be possible for any bundle to send a message to an actor address asynchronously</text:span></text:p>
        </text:list-item>
        <text:list-item>
          <text:p text:style-name="P106"><text:soft-page-break/><text:span text:style-name="T65">Int </text:span><text:span text:style-name="T81">10</text:span><text:span text:style-name="T101">: It </text:span><text:span text:style-name="T65">must</text:span><text:span text:style-name="T101"> be possible for any bundle to do an asynchronous request/response exchange with an actor</text:span></text:p>
          <text:list>
            <text:list-item>
              <text:p text:style-name="P103">In practice this means <text:span text:style-name="T155">the external party uses the “ask” pattern (</text:span><text:span text:style-name="T83">Pat 2</text:span><text:span text:style-name="T155">)</text:span>.</text:p>
            </text:list-item>
          </text:list>
        </text:list-item>
        <text:list-item>
          <text:p text:style-name="P107"><text:span text:style-name="T65">Int </text:span><text:span text:style-name="T72">1</text:span><text:span text:style-name="T81">1</text:span><text:span text:style-name="T101">: It </text:span><text:span text:style-name="T65">must</text:span><text:span text:style-name="T101"> be possible for any bundle to subscribe to messages or to publish messages</text:span></text:p>
        </text:list-item>
        <text:list-item>
          <text:p text:style-name="P94"><text:span text:style-name="T68">Int </text:span><text:span text:style-name="T72">1</text:span><text:span text:style-name="T81">2</text:span><text:span text:style-name="T106">: It </text:span><text:span text:style-name="T68">must</text:span><text:span text:style-name="T106"> be possible for a bundle to create an actor and receive back it’s address</text:span></text:p>
        </text:list-item>
      </text:list>
      <text:h text:style-name="P48" text:outline-level="2">Persistence</text:h>
      <text:p text:style-name="P38">Although actors can <text:span text:style-name="T208">implement</text:span> persistence <text:span text:style-name="T208">by calling standard OSGi service</text:span>, it will be hard <text:span text:style-name="T198">for developers </text:span>to implement <text:span text:style-name="T208">a behavior</text:span> that guarantees consistency on one hand, but <text:span text:style-name="T199">does not block on the other </text:span>(e.g. for transactions).</text:p>
      <text:p text:style-name="P38">This is why it is preferable that <text:span text:style-name="T201">a safe behavior</text:span> <text:span text:style-name="T201">is</text:span> supported <text:span text:style-name="T202">directly by the actor system or as a</text:span> <text:span text:style-name="T205">core </text:span>pattern. <text:span text:style-name="T207">In practice the pattern is likely to be implemented by instantiating a small system of actors.</text:span></text:p>
      <text:list xml:id="list115119118790699" text:continue-list="list1070382824" text:style-name="L6">
        <text:list-item>
          <text:p text:style-name="P109"><text:span text:style-name="T69">Pers </text:span><text:span text:style-name="T79">1</text:span><text:span text:style-name="T69">:</text:span><text:span text:style-name="T118"> </text:span>An actor <text:span text:style-name="T55">must</text:span> be able <text:span text:style-name="T113">to receive, examine and update a persistent state object during message processing</text:span></text:p>
        </text:list-item>
        <text:list-item>
          <text:p text:style-name="P110"><text:span text:style-name="T69">Pers </text:span><text:span text:style-name="T85">2</text:span><text:span text:style-name="T69">:</text:span><text:span text:style-name="T118"> </text:span>It <text:span text:style-name="T55">must</text:span> be possible to identify an actor’s persistent state across system reboots</text:p>
        </text:list-item>
        <text:list-item>
          <text:p text:style-name="P111"><text:span text:style-name="T69">Pers </text:span><text:span text:style-name="T85">3</text:span><text:span text:style-name="T69">:</text:span><text:span text:style-name="T118"> </text:span>It <text:span text:style-name="T55">must</text:span> be possible to initialize an actor not only with <text:span text:style-name="T158">a </text:span>behavior, but with <text:span text:style-name="T187">initial </text:span>state.</text:p>
        </text:list-item>
        <text:list-item>
          <text:p text:style-name="P108"><text:span text:style-name="T69">Pers </text:span><text:span text:style-name="T85">4</text:span><text:span text:style-name="T69">:</text:span><text:span text:style-name="T118"> It </text:span><text:span text:style-name="T69">must</text:span><text:span text:style-name="T118"> be possible for a behavior to request commit to storage before it executes any side effects (creating actors, sending messages)</text:span></text:p>
          <text:list>
            <text:list-item>
              <text:p text:style-name="P113">One would expect applying persistence to cause messages to be handled as follows:</text:p>
              <text:list>
                <text:list-item>
                  <text:p text:style-name="P112"><text:span text:style-name="T139">(behavior) </text:span><text:span text:style-name="T142">examine</text:span><text:span text:style-name="T139"> message </text:span><text:span text:style-name="T145">and state </text:span><text:span text:style-name="T139">→</text:span><text:span text:style-name="T140"> </text:span></text:p>
                </text:list-item>
                <text:list-item>
                  <text:p text:style-name="P114">(behavior) execute side effects →</text:p>
                </text:list-item>
                <text:list-item>
                  <text:p text:style-name="P114">(behavior) build new state →</text:p>
                </text:list-item>
                <text:list-item>
                  <text:p text:style-name="P115"><text:span text:style-name="T139">(system) commit new state </text:span><text:span text:style-name="T149">to storage</text:span></text:p>
                </text:list-item>
                <text:list-item>
                  <text:p text:style-name="P112"><text:span text:style-name="T172">In this case </text:span><text:span text:style-name="T161">it is possible for the actor to first affect the runtime state of the system, then for the system </text:span><text:span text:style-name="T162">to</text:span><text:span text:style-name="T161"> crash </text:span><text:span text:style-name="T162">before the state is committed. </text:span><text:span text:style-name="T166">T</text:span><text:span text:style-name="T162">he</text:span><text:span text:style-name="T161"> </text:span><text:span text:style-name="T164">system </text:span><text:span text:style-name="T161">can’</text:span><text:span text:style-name="T162">t</text:span><text:span text:style-name="T161"> be recovered </text:span><text:span text:style-name="T162">to a state that reflects what </text:span><text:span text:style-name="T164">the actor</text:span><text:span text:style-name="T162"> has done</text:span><text:span text:style-name="T161">.</text:span></text:p>
                </text:list-item>
              </text:list>
            </text:list-item>
            <text:list-item>
              <text:p text:style-name="P112"><text:span text:style-name="T161">Instead </text:span><text:span text:style-name="T171">applying persistence </text:span><text:span text:style-name="T182">must</text:span><text:span text:style-name="T171"> cause messages to be handled as follows</text:span><text:span text:style-name="T161">:</text:span></text:p>
              <text:list>
                <text:list-item>
                  <text:p text:style-name="P112"><text:span text:style-name="T139">(behavior) </text:span><text:span text:style-name="T142">examine</text:span><text:span text:style-name="T139"> message </text:span><text:span text:style-name="T145">and state </text:span><text:span text:style-name="T139">→</text:span></text:p>
                </text:list-item>
                <text:list-item>
                  <text:p text:style-name="P114">(behavior) build new state →</text:p>
                </text:list-item>
                <text:list-item>
                  <text:p text:style-name="P112"><text:span text:style-name="T150">(system) commit new state</text:span><text:span text:style-name="T160"> </text:span><text:span text:style-name="T173">to storage </text:span><text:span text:style-name="T160">→</text:span></text:p>
                </text:list-item>
                <text:list-item>
                  <text:p text:style-name="P114">(behavior) execute side effects</text:p>
                </text:list-item>
                <text:list-item>
                  <text:p text:style-name="P112"><text:soft-page-break/><text:span text:style-name="T161">In </text:span><text:span text:style-name="T172">this case </text:span><text:span text:style-name="T161">if the system crashes </text:span><text:span text:style-name="T162">during commit one message will be lost, but the last committed state will remain valid since nothing </text:span><text:span text:style-name="T172">else </text:span><text:span text:style-name="T162">was done. </text:span><text:span text:style-name="T170">On the other hand </text:span><text:span text:style-name="T162">if the system crashes right after commit</text:span><text:span text:style-name="T169">, but before the side effects, </text:span><text:span text:style-name="T162">once recovered the actor can re-run the side effects based on the </text:span><text:span text:style-name="T164">last stored </text:span><text:span text:style-name="T162">state.</text:span></text:p>
                </text:list-item>
              </text:list>
            </text:list-item>
            <text:list-item>
              <text:p text:style-name="P120">The pattern implies the behavior function should be split into two sub-functions:</text:p>
              <text:list>
                <text:list-item>
                  <text:p text:style-name="P116"><text:span text:style-name="T183">“</text:span><text:span text:style-name="T186">c</text:span><text:span text:style-name="T183">ommand handler” </text:span><text:span text:style-name="T184">with signature</text:span><text:span text:style-name="T181">:</text:span><text:span text:style-name="T144"> </text:span><text:span text:style-name="T141">(message, state) → state</text:span><text:span text:style-name="T188"> </text:span></text:p>
                </text:list-item>
                <text:list-item>
                  <text:p text:style-name="P116"><text:span text:style-name="T183">“</text:span><text:span text:style-name="T186">e</text:span><text:span text:style-name="T185">ffects</text:span><text:span text:style-name="T183"> handler” </text:span><text:span text:style-name="T184">with signature</text:span><text:span text:style-name="T181">:</text:span><text:span text:style-name="T144"> </text:span><text:span text:style-name="T141">state → </text:span><text:span text:style-name="T143">void</text:span></text:p>
                </text:list-item>
              </text:list>
            </text:list-item>
            <text:list-item>
              <text:p text:style-name="P117"><text:span text:style-name="T165">A message is </text:span><text:span text:style-name="T172">then </text:span><text:span text:style-name="T165">processed </text:span><text:span text:style-name="T171">as follows</text:span><text:span text:style-name="T172">:</text:span></text:p>
              <text:list>
                <text:list-item>
                  <text:p text:style-name="P117"><text:span text:style-name="T172">C</text:span><text:span text:style-name="T171">all “</text:span><text:span text:style-name="T174">c</text:span><text:span text:style-name="T172">o</text:span><text:span text:style-name="T171">mmand </text:span><text:span text:style-name="T174">h</text:span><text:span text:style-name="T171">andler” with </text:span><text:span text:style-name="T147">(</text:span><text:span text:style-name="T145">message, </text:span><text:span text:style-name="T148">current-state</text:span><text:span text:style-name="T147">) </text:span><text:span text:style-name="T174">and</text:span><text:span text:style-name="T147"> </text:span><text:span text:style-name="T174">get </text:span><text:span text:style-name="T147">next-state</text:span></text:p>
                </text:list-item>
                <text:list-item>
                  <text:p text:style-name="P117"><text:span text:style-name="T174">Commit </text:span><text:span text:style-name="T145">next-state </text:span><text:span text:style-name="T174">to storage</text:span></text:p>
                </text:list-item>
                <text:list-item>
                  <text:p text:style-name="P117"><text:span text:style-name="T171">Call the “</text:span><text:span text:style-name="T175">ef</text:span><text:span text:style-name="T172">fects </text:span><text:span text:style-name="T175">h</text:span><text:span text:style-name="T171">andler” with </text:span><text:span text:style-name="T145">next-state </text:span><text:span text:style-name="T176">to execute any runtime effects</text:span></text:p>
                </text:list-item>
                <text:list-item>
                  <text:p text:style-name="P117"><text:span text:style-name="T171">Return a next Behavior which encloses </text:span><text:span text:style-name="T145">next-state, </text:span><text:span text:style-name="T147">command handler, effects handler</text:span></text:p>
                </text:list-item>
              </text:list>
            </text:list-item>
            <text:list-item>
              <text:p text:style-name="P121"><text:span text:style-name="T206">“Commit </text:span><text:span text:style-name="T147">next-state</text:span><text:span text:style-name="T206">”, </text:span><text:span text:style-name="T86">must </text:span><text:span text:style-name="T131">be executed asynchronously</text:span></text:p>
            </text:list-item>
            <text:list-item>
              <text:p text:style-name="P122"><text:span text:style-name="T159">Any messages that arrive while the actor is in the “</text:span><text:span text:style-name="T174">Commit </text:span><text:span text:style-name="T138">next-state</text:span><text:span text:style-name="T159">” </text:span><text:span text:style-name="T178">must</text:span><text:span text:style-name="T159"> be buffered (</text:span><text:span text:style-name="T178">Core 3</text:span><text:span text:style-name="T159">) </text:span><text:span text:style-name="T177">until <text:s/>the entire sequence is completed</text:span></text:p>
            </text:list-item>
          </text:list>
        </text:list-item>
        <text:list-item>
          <text:p text:style-name="P118"><text:span text:style-name="T179">Pers 5</text:span><text:span text:style-name="T163">: It must be possible to re-run the behavior side effects when an actor is </text:span><text:span text:style-name="T168">loaded</text:span><text:span text:style-name="T163"> from storage</text:span></text:p>
          <text:list>
            <text:list-item>
              <text:p text:style-name="P119"><text:span text:style-name="T167">I.e. run the “</text:span><text:span text:style-name="T147">e</text:span><text:span text:style-name="T146">ffects </text:span><text:span text:style-name="T147">h</text:span><text:span text:style-name="T145">andler</text:span><text:span text:style-name="T171">” </text:span><text:span text:style-name="T167">from </text:span><text:span text:style-name="T180">Pers 4</text:span><text:span text:style-name="T167"> on actor </text:span><text:span text:style-name="T171">recovery</text:span><text:span text:style-name="T163">.</text:span></text:p>
            </text:list-item>
          </text:list>
        </text:list-item>
      </text:list>
      <text:h text:style-name="Heading_20_2" text:outline-level="2">Clustering</text:h>
      <text:p text:style-name="P34">This is needed to implement classic actor “distributed applications”, where the same tightly coupled code <text:span text:style-name="T204">base </text:span>is split across many VMs, specialized protocols to move messages <text:span text:style-name="T156">between VMs </text:span>are used, <text:span text:style-name="T195">dedicated cluster discovery is used.</text:span></text:p>
      <text:p text:style-name="P34">This is not needed to implement “distributed systems”, consisting of multiple (not one) loosely coupled applications talking through generic protocols (e.g. REST, gRPC, MQTT).</text:p>
      <text:p text:style-name="P37">This is why this section should be considered optional.</text:p>
      <text:list xml:id="list115117835707022" text:continue-numbering="true" text:style-name="L6">
        <text:list-item>
          <text:p text:style-name="P123"><text:span text:style-name="T70">Clust </text:span><text:span text:style-name="T79">1</text:span><text:span text:style-name="T70">:</text:span><text:span text:style-name="T119"> </text:span>Provide a way to send messages to a remote actor address</text:p>
        </text:list-item>
        <text:list-item>
          <text:p text:style-name="P123"><text:span text:style-name="T70">Clust </text:span><text:span text:style-name="T79">2</text:span><text:span text:style-name="T70">:</text:span><text:span text:style-name="T119"> </text:span>Provide a way to discover a remote <text:span text:style-name="T157">or local </text:span>actor address</text:p>
          <text:list>
            <text:list-item>
              <text:p text:style-name="P124">I.e. call the system with some search query and get back an actor address.</text:p>
            </text:list-item>
          </text:list>
        </text:list-item>
        <text:list-item>
          <text:p text:style-name="P123"><text:change text:change-id="ct140261672039840"/></text:p>
        </text:list-item>
      </text:list>
      <text:h text:style-name="P39" text:outline-level="1"><text:soft-page-break/>Document Support</text:h>
      <text:h text:style-name="P41" text:outline-level="2">References</text:h>
      <text:list xml:id="list710130431" text:style-name="WW8Num3">
        <text:list-item>
          <text:p text:style-name="P50"><text:bookmark-start text:name="_Ref493020620"/>Bradner, S., Key words for use in RFCs to Indicate Requirement Levels, RFC2119, March 1997.<text:bookmark-end text:name="_Ref493020620"/></text:p>
        </text:list-item>
        <text:list-item>
          <text:p text:style-name="P50">Software Requirements &amp; Specifications. Michael Jackson. ISBN 0-201-87712-0</text:p>
        </text:list-item>
        <text:list-item>
          <text:p text:style-name="P51"><text:bookmark-start text:name="__RefNumPara__8792_2989838853"/><text:change-start text:change-id="ct140261685128832"/>Digital Twin: Manufacturing Excellence through Virtual Factory Replication. <text:span text:style-name="T216">Dr Michael Grieves. </text:span>https://research.fit.edu/media/site-specific/researchfitedu/camid/documents/1411.0_Digital_Twin_White_Paper_Dr_Grieves.pdf<text:bookmark-end text:name="__RefNumPara__8792_2989838853"/><text:change-end text:change-id="ct140261685128832"/></text:p>
        </text:list-item>
      </text:list>
      <text:p text:style-name="P22"/>
      <text:p text:style-name="P25"><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1" text:outline-level="2">Author’s Address</text:h>
      <text:p text:style-name="P25"/>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odor Boev</text:p>
          </table:table-cell>
        </table:table-row>
        <table:table-row table:style-name="Table2.1">
          <table:table-cell table:style-name="Table2.A1" office:value-type="string">
            <text:p text:style-name="P6">Company</text:p>
          </table:table-cell>
          <table:table-cell table:style-name="Table2.B1" office:value-type="string">
            <text:p text:style-name="P7">Software AG</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11"><text:a xlink:type="simple" xlink:href="mailto:todor.boev@softwareag.com" text:style-name="Internet_20_link" text:visited-style-name="Visited_20_Internet_20_Link">todor.boev@softwareag.com</text:a></text:p>
          </table:table-cell>
        </table:table-row>
      </table:table>
      <text:p text:style-name="P125"><text:change-start text:change-id="ct140261639885584"/></text:p>
      <table:table table:name="Table3" table:style-name="Table3">
        <table:table-column table:style-name="Table3.A"/>
        <table:table-column table:style-name="Table3.B"/>
        <table:table-row table:style-name="Table3.1">
          <table:table-cell table:style-name="Table3.A1" office:value-type="string">
            <text:p text:style-name="P132">Name</text:p>
          </table:table-cell>
          <table:table-cell table:style-name="Table3.B1" office:value-type="string">
            <text:p text:style-name="P133">Tim Ward</text:p>
          </table:table-cell>
        </table:table-row>
        <table:table-row table:style-name="Table3.1">
          <table:table-cell table:style-name="Table3.A1" office:value-type="string">
            <text:p text:style-name="P132">Company</text:p>
          </table:table-cell>
          <table:table-cell table:style-name="Table3.B1" office:value-type="string">
            <text:p text:style-name="P133">Paremus Ltd</text:p>
          </table:table-cell>
        </table:table-row>
        <table:table-row table:style-name="Table3.1">
          <table:table-cell table:style-name="Table3.A1" office:value-type="string">
            <text:p text:style-name="P132">Address</text:p>
          </table:table-cell>
          <table:table-cell table:style-name="Table3.B1" office:value-type="string">
            <text:p text:style-name="P132"/>
          </table:table-cell>
        </table:table-row>
        <table:table-row table:style-name="Table3.1">
          <table:table-cell table:style-name="Table3.A1" office:value-type="string">
            <text:p text:style-name="P132">Voice</text:p>
          </table:table-cell>
          <table:table-cell table:style-name="Table3.B1" office:value-type="string">
            <text:p text:style-name="P132"/>
          </table:table-cell>
        </table:table-row>
        <table:table-row table:style-name="Table3.1">
          <table:table-cell table:style-name="Table3.A1" office:value-type="string">
            <text:p text:style-name="P128">e-mail</text:p>
          </table:table-cell>
          <table:table-cell table:style-name="Table3.B1" office:value-type="string">
            <text:p text:style-name="P129">tim.ward@paremus.com</text:p>
          </table:table-cell>
        </table:table-row>
      </table:table>
      <text:p text:style-name="P125"><text:change-end text:change-id="ct140261639885584"/></text:p>
      <text:h text:style-name="P41"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2"><draw:image xlink:href="Pictures/1000020100000427000001D80231D6ACC263EE0A.png" xlink:type="simple" xlink:show="embed" xlink:actuate="onLoad" loext:mime-type="image/png"/></draw:frame><text:tab/><text:user-defined style:data-style-name="N0" text:name="RFP Title">RFP-195 Actor Runtime</text:user-defined><text:tab/>Page <text:page-number text:select-page="current">7</text:page-number><text:s/>of <text:page-count style:num-format="1">13</text:page-count></text:p>
        <text:p text:style-name="Header"/>
        <text:p text:style-name="Header"><text:tab/>Draft<text:tab/><text:modification-date style:data-style-name="N76">May 21,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4-15T17:16:23.460000000</meta:creation-date>
    <meta:editing-cycles>303</meta:editing-cycles>
    <meta:editing-duration>P5DT15H3M11S</meta:editing-duration>
    <dc:date>2019-05-21T11:51:16.115185031</dc:date>
    <meta:document-statistic meta:table-count="3" meta:image-count="2" meta:object-count="0" meta:page-count="13" meta:paragraph-count="229" meta:word-count="4773" meta:character-count="29239" meta:non-whitespace-character-count="24806"/>
    <meta:user-defined meta:name="Info"/>
    <meta:user-defined meta:name="Info 3"/>
    <meta:user-defined meta:name="Info 4"/>
    <meta:user-defined meta:name="RFP Title">RFP-195 Actor Runtime</meta:user-defined>
  </office:meta>
</office:document-meta>
</file>